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37cm"/>
    </style:style>
    <style:style style:name="co4" style:family="table-column">
      <style:table-column-properties fo:break-before="auto" style:column-width="2.734cm"/>
    </style:style>
    <style:style style:name="co5" style:family="table-column">
      <style:table-column-properties fo:break-before="auto" style:column-width="4.17cm"/>
    </style:style>
    <style:style style:name="co6" style:family="table-column">
      <style:table-column-properties fo:break-before="auto" style:column-width="4.001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">
      <style:table-cell-properties style:text-align-source="fix" style:repeat-content="false" style:vertical-align="middle"/>
      <style:paragraph-properties fo:text-align="end" fo:margin-left="0cm"/>
    </style:style>
    <style:style style:name="ce6" style:family="table-cell" style:parent-style-name="Default" style:data-style-name="N11">
      <style:table-cell-properties style:vertical-align="middl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rgebnisse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1" table:number-rows-spanned="24">
            <text:p>Direktes Meshing</text:p>
          </table:table-cell>
          <table:table-cell table:style-name="ce1" office:value-type="string" calcext:value-type="string" table:number-columns-spanned="1" table:number-rows-spanned="8">
            <text:p>Würfe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28.426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direct cuboid</text:p>
          </table:covered-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string" calcext:value-type="string">
            <text:p>71.252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direct cuboid</text:p>
          </table:covered-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6144" calcext:value-type="float">
            <text:p>6144</text:p>
          </table:table-cell>
          <table:table-cell table:style-name="ce3" office:value-type="string" calcext:value-type="string">
            <text:p>495.737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direct cuboid</text:p>
          </table:covered-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913" calcext:value-type="float">
            <text:p>4913</text:p>
          </table:table-cell>
          <table:table-cell table:style-name="ce3" office:value-type="float" office:value="49152" calcext:value-type="float">
            <text:p>49152</text:p>
          </table:table-cell>
          <table:table-cell table:style-name="ce3" office:value-type="string" calcext:value-type="string">
            <text:p>3.757m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direct cuboid</text:p>
          </table:covered-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5937" calcext:value-type="float">
            <text:p>35937</text:p>
          </table:table-cell>
          <table:table-cell table:style-name="ce3" office:value-type="float" office:value="393216" calcext:value-type="float">
            <text:p>393216</text:p>
          </table:table-cell>
          <table:table-cell table:style-name="ce3" office:value-type="string" calcext:value-type="string">
            <text:p>31.931m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direct cuboid</text:p>
          </table:covered-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74625" calcext:value-type="float">
            <text:p>274625</text:p>
          </table:table-cell>
          <table:table-cell table:style-name="ce3" office:value-type="float" office:value="3145728" calcext:value-type="float">
            <text:p>3145728</text:p>
          </table:table-cell>
          <table:table-cell table:style-name="ce3" office:value-type="string" calcext:value-type="string">
            <text:p>281.897m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direct cuboid</text:p>
          </table:covered-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146689" calcext:value-type="float">
            <text:p>2146689</text:p>
          </table:table-cell>
          <table:table-cell table:style-name="ce3" office:value-type="float" office:value="25165824" calcext:value-type="float">
            <text:p>25165824</text:p>
          </table:table-cell>
          <table:table-cell table:style-name="ce3" office:value-type="string" calcext:value-type="string">
            <text:p>3.039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direct cuboid</text:p>
          </table:covered-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6974593" calcext:value-type="float">
            <text:p>16974593</text:p>
          </table:table-cell>
          <table:table-cell table:style-name="ce3" office:value-type="float" office:value="201326592" calcext:value-type="float">
            <text:p>201326592</text:p>
          </table:table-cell>
          <table:table-cell table:style-name="ce3" office:value-type="string" calcext:value-type="string">
            <text:p>26.547s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8">
            <text:p>Kuge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27.410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direct ellipsoid</text:p>
          </table:covered-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string" calcext:value-type="string">
            <text:p>1.356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direct ellipsoid</text:p>
          </table:covered-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048" calcext:value-type="float">
            <text:p>3048</text:p>
          </table:table-cell>
          <table:table-cell table:style-name="ce3" office:value-type="string" calcext:value-type="string">
            <text:p>251.333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direct ellipsoid</text:p>
          </table:covered-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40" calcext:value-type="float">
            <text:p>2740</text:p>
          </table:table-cell>
          <table:table-cell table:style-name="ce3" office:value-type="float" office:value="25272" calcext:value-type="float">
            <text:p>25272</text:p>
          </table:table-cell>
          <table:table-cell table:style-name="ce3" office:value-type="string" calcext:value-type="string">
            <text:p>1.835m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direct ellipsoid</text:p>
          </table:covered-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556" calcext:value-type="float">
            <text:p>19556</text:p>
          </table:table-cell>
          <table:table-cell table:style-name="ce3" office:value-type="float" office:value="204888" calcext:value-type="float">
            <text:p>204888</text:p>
          </table:table-cell>
          <table:table-cell table:style-name="ce3" office:value-type="string" calcext:value-type="string">
            <text:p>14.617m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direct ellipsoid</text:p>
          </table:covered-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46876" calcext:value-type="float">
            <text:p>146876</text:p>
          </table:table-cell>
          <table:table-cell table:style-name="ce3" office:value-type="float" office:value="1644744" calcext:value-type="float">
            <text:p>1644744</text:p>
          </table:table-cell>
          <table:table-cell table:style-name="ce3" office:value-type="string" calcext:value-type="string">
            <text:p>120.026m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direct ellipsoid</text:p>
          </table:covered-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136852" calcext:value-type="float">
            <text:p>1136852</text:p>
          </table:table-cell>
          <table:table-cell table:style-name="ce3" office:value-type="float" office:value="13174968" calcext:value-type="float">
            <text:p>13174968</text:p>
          </table:table-cell>
          <table:table-cell table:style-name="ce3" office:value-type="string" calcext:value-type="string">
            <text:p>1.191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direct ellipsoid</text:p>
          </table:covered-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937844" calcext:value-type="float">
            <text:p>8937844</text:p>
          </table:table-cell>
          <table:table-cell table:style-name="ce3" office:value-type="float" office:value="105393384" calcext:value-type="float">
            <text:p>105393384</text:p>
          </table:table-cell>
          <table:table-cell table:style-name="ce3" office:value-type="string" calcext:value-type="string">
            <text:p>13.302s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8">
            <text:p>Rauschen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9.891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direct noise</text:p>
          </table:covered-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.256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direct noise</text:p>
          </table:covered-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.209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direct noise</text:p>
          </table:covered-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748" calcext:value-type="float">
            <text:p>2748</text:p>
          </table:table-cell>
          <table:table-cell table:style-name="ce3" office:value-type="string" calcext:value-type="string">
            <text:p>271.128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direct noise</text:p>
          </table:covered-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771" calcext:value-type="float">
            <text:p>17771</text:p>
          </table:table-cell>
          <table:table-cell table:style-name="ce3" office:value-type="float" office:value="172536" calcext:value-type="float">
            <text:p>172536</text:p>
          </table:table-cell>
          <table:table-cell table:style-name="ce3" office:value-type="string" calcext:value-type="string">
            <text:p>11.902m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direct noise</text:p>
          </table:covered-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50809" calcext:value-type="float">
            <text:p>150809</text:p>
          </table:table-cell>
          <table:table-cell table:style-name="ce3" office:value-type="float" office:value="1527540" calcext:value-type="float">
            <text:p>1527540</text:p>
          </table:table-cell>
          <table:table-cell table:style-name="ce3" office:value-type="string" calcext:value-type="string">
            <text:p>117.395m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direct noise</text:p>
          </table:covered-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202062" calcext:value-type="float">
            <text:p>1202062</text:p>
          </table:table-cell>
          <table:table-cell table:style-name="ce3" office:value-type="float" office:value="12512112" calcext:value-type="float">
            <text:p>12512112</text:p>
          </table:table-cell>
          <table:table-cell table:style-name="ce3" office:value-type="string" calcext:value-type="string">
            <text:p>1.159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direct noise</text:p>
          </table:covered-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521643" calcext:value-type="float">
            <text:p>9521643</text:p>
          </table:table-cell>
          <table:table-cell table:style-name="ce3" office:value-type="float" office:value="100391184" calcext:value-type="float">
            <text:p>100391184</text:p>
          </table:table-cell>
          <table:table-cell table:style-name="ce3" office:value-type="string" calcext:value-type="string">
            <text:p>13.318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4">
            <text:p>Meshing mit Culling</text:p>
          </table:table-cell>
          <table:table-cell table:style-name="ce1" office:value-type="string" calcext:value-type="string" table:number-columns-spanned="1" table:number-rows-spanned="8">
            <text:p>Würfe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25.086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cuboid</text:p>
          </table:covered-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string" calcext:value-type="string">
            <text:p>26.503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cuboid</text:p>
          </table:covered-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string" calcext:value-type="string">
            <text:p>100.882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cuboid</text:p>
          </table:covered-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38" calcext:value-type="float">
            <text:p>1538</text:p>
          </table:table-cell>
          <table:table-cell table:style-name="ce3" office:value-type="float" office:value="3072" calcext:value-type="float">
            <text:p>3072</text:p>
          </table:table-cell>
          <table:table-cell table:style-name="ce3" office:value-type="string" calcext:value-type="string">
            <text:p>406.966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cuboid</text:p>
          </table:covered-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146" calcext:value-type="float">
            <text:p>6146</text:p>
          </table:table-cell>
          <table:table-cell table:style-name="ce3" office:value-type="float" office:value="12288" calcext:value-type="float">
            <text:p>12288</text:p>
          </table:table-cell>
          <table:table-cell table:style-name="ce3" office:value-type="string" calcext:value-type="string">
            <text:p>1.890m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cuboid</text:p>
          </table:covered-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4578" calcext:value-type="float">
            <text:p>24578</text:p>
          </table:table-cell>
          <table:table-cell table:style-name="ce3" office:value-type="float" office:value="49152" calcext:value-type="float">
            <text:p>49152</text:p>
          </table:table-cell>
          <table:table-cell table:style-name="ce3" office:value-type="string" calcext:value-type="string">
            <text:p>12.277m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cuboid</text:p>
          </table:covered-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98306" calcext:value-type="float">
            <text:p>98306</text:p>
          </table:table-cell>
          <table:table-cell table:style-name="ce3" office:value-type="float" office:value="196608" calcext:value-type="float">
            <text:p>196608</text:p>
          </table:table-cell>
          <table:table-cell table:style-name="ce3" office:value-type="string" calcext:value-type="string">
            <text:p>108.404m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cuboid</text:p>
          </table:covered-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93218" calcext:value-type="float">
            <text:p>393218</text:p>
          </table:table-cell>
          <table:table-cell table:style-name="ce3" office:value-type="float" office:value="786432" calcext:value-type="float">
            <text:p>786432</text:p>
          </table:table-cell>
          <table:table-cell table:style-name="ce3" office:value-type="string" calcext:value-type="string">
            <text:p>1.719s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8">
            <text:p>Kuge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16.267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ellipsoid</text:p>
          </table:covered-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19.296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ellipsoid</text:p>
          </table:covered-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string" calcext:value-type="string">
            <text:p>75.380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ellipsoid</text:p>
          </table:covered-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72" calcext:value-type="float">
            <text:p>1172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string" calcext:value-type="string">
            <text:p>318.232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ellipsoid</text:p>
          </table:covered-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772" calcext:value-type="float">
            <text:p>4772</text:p>
          </table:table-cell>
          <table:table-cell table:style-name="ce3" office:value-type="float" office:value="9540" calcext:value-type="float">
            <text:p>9540</text:p>
          </table:table-cell>
          <table:table-cell table:style-name="ce3" office:value-type="string" calcext:value-type="string">
            <text:p>1.437m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ellipsoid</text:p>
          </table:covered-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9244" calcext:value-type="float">
            <text:p>19244</text:p>
          </table:table-cell>
          <table:table-cell table:style-name="ce3" office:value-type="float" office:value="38484" calcext:value-type="float">
            <text:p>38484</text:p>
          </table:table-cell>
          <table:table-cell table:style-name="ce3" office:value-type="string" calcext:value-type="string">
            <text:p>8.499m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ellipsoid</text:p>
          </table:covered-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77108" calcext:value-type="float">
            <text:p>77108</text:p>
          </table:table-cell>
          <table:table-cell table:style-name="ce3" office:value-type="float" office:value="154212" calcext:value-type="float">
            <text:p>154212</text:p>
          </table:table-cell>
          <table:table-cell table:style-name="ce3" office:value-type="string" calcext:value-type="string">
            <text:p>72.146m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ellipsoid</text:p>
          </table:covered-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08588" calcext:value-type="float">
            <text:p>308588</text:p>
          </table:table-cell>
          <table:table-cell table:style-name="ce3" office:value-type="float" office:value="617172" calcext:value-type="float">
            <text:p>617172</text:p>
          </table:table-cell>
          <table:table-cell table:style-name="ce3" office:value-type="string" calcext:value-type="string">
            <text:p>1.054s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8">
            <text:p>Rauschen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7.621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noise</text:p>
          </table:covered-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.248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noise</text:p>
          </table:covered-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.789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noise</text:p>
          </table:covered-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string" calcext:value-type="string">
            <text:p>95.500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noise</text:p>
          </table:covered-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412" calcext:value-type="float">
            <text:p>6412</text:p>
          </table:table-cell>
          <table:table-cell table:style-name="ce3" office:value-type="float" office:value="12816" calcext:value-type="float">
            <text:p>12816</text:p>
          </table:table-cell>
          <table:table-cell table:style-name="ce3" office:value-type="string" calcext:value-type="string">
            <text:p>1.700m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noise</text:p>
          </table:covered-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5531" calcext:value-type="float">
            <text:p>45531</text:p>
          </table:table-cell>
          <table:table-cell table:style-name="ce3" office:value-type="float" office:value="91108" calcext:value-type="float">
            <text:p>91108</text:p>
          </table:table-cell>
          <table:table-cell table:style-name="ce3" office:value-type="string" calcext:value-type="string">
            <text:p>14.261m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noise</text:p>
          </table:covered-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13976" calcext:value-type="float">
            <text:p>313976</text:p>
          </table:table-cell>
          <table:table-cell table:style-name="ce3" office:value-type="float" office:value="628368" calcext:value-type="float">
            <text:p>628368</text:p>
          </table:table-cell>
          <table:table-cell table:style-name="ce3" office:value-type="string" calcext:value-type="string">
            <text:p>146.005m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noise</text:p>
          </table:covered-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291655" calcext:value-type="float">
            <text:p>2291655</text:p>
          </table:table-cell>
          <table:table-cell table:style-name="ce3" office:value-type="float" office:value="4586888" calcext:value-type="float">
            <text:p>4586888</text:p>
          </table:table-cell>
          <table:table-cell table:style-name="ce3" office:value-type="string" calcext:value-type="string">
            <text:p>2.245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4">
            <text:p>Greedy-Meshing</text:p>
          </table:table-cell>
          <table:table-cell table:style-name="ce1" office:value-type="string" calcext:value-type="string" table:number-columns-spanned="1" table:number-rows-spanned="8">
            <text:p>Würfe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15.826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cuboid</text:p>
          </table:covered-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5.542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cuboid</text:p>
          </table:covered-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16.551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cuboid</text:p>
          </table:covered-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88.998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cuboid</text:p>
          </table:covered-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651.297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cuboid</text:p>
          </table:covered-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7.308m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cuboid</text:p>
          </table:covered-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61.728m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cuboid</text:p>
          </table:covered-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836.421ms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8">
            <text:p>Kuge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11.142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ellipsoid</text:p>
          </table:covered-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15.620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ellipsoid</text:p>
          </table:covered-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string" calcext:value-type="string">
            <text:p>56.502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ellipsoid</text:p>
          </table:covered-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008" calcext:value-type="float">
            <text:p>1008</text:p>
          </table:table-cell>
          <table:table-cell table:style-name="ce3" office:value-type="string" calcext:value-type="string">
            <text:p>224.617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ellipsoid</text:p>
          </table:covered-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76" calcext:value-type="float">
            <text:p>2576</text:p>
          </table:table-cell>
          <table:table-cell table:style-name="ce3" office:value-type="float" office:value="4200" calcext:value-type="float">
            <text:p>4200</text:p>
          </table:table-cell>
          <table:table-cell table:style-name="ce3" office:value-type="string" calcext:value-type="string">
            <text:p>1.158m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ellipsoid</text:p>
          </table:covered-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0160" calcext:value-type="float">
            <text:p>10160</text:p>
          </table:table-cell>
          <table:table-cell table:style-name="ce3" office:value-type="float" office:value="16488" calcext:value-type="float">
            <text:p>16488</text:p>
          </table:table-cell>
          <table:table-cell table:style-name="ce3" office:value-type="string" calcext:value-type="string">
            <text:p>7.779m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ellipsoid</text:p>
          </table:covered-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0460" calcext:value-type="float">
            <text:p>40460</text:p>
          </table:table-cell>
          <table:table-cell table:style-name="ce3" office:value-type="float" office:value="65820" calcext:value-type="float">
            <text:p>65820</text:p>
          </table:table-cell>
          <table:table-cell table:style-name="ce3" office:value-type="string" calcext:value-type="string">
            <text:p>77.287m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ellipsoid</text:p>
          </table:covered-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62236" calcext:value-type="float">
            <text:p>162236</text:p>
          </table:table-cell>
          <table:table-cell table:style-name="ce3" office:value-type="float" office:value="262716" calcext:value-type="float">
            <text:p>262716</text:p>
          </table:table-cell>
          <table:table-cell table:style-name="ce3" office:value-type="string" calcext:value-type="string">
            <text:p>1.042s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8">
            <text:p>Rauschen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6.780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noise</text:p>
          </table:covered-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.585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noise</text:p>
          </table:covered-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9.624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noise</text:p>
          </table:covered-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120.463µ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noise</text:p>
          </table:covered-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169" calcext:value-type="float">
            <text:p>2169</text:p>
          </table:table-cell>
          <table:table-cell table:style-name="ce3" office:value-type="float" office:value="3362" calcext:value-type="float">
            <text:p>3362</text:p>
          </table:table-cell>
          <table:table-cell table:style-name="ce3" office:value-type="string" calcext:value-type="string">
            <text:p>1.108m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noise</text:p>
          </table:covered-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9265" calcext:value-type="float">
            <text:p>19265</text:p>
          </table:table-cell>
          <table:table-cell table:style-name="ce3" office:value-type="float" office:value="30036" calcext:value-type="float">
            <text:p>30036</text:p>
          </table:table-cell>
          <table:table-cell table:style-name="ce3" office:value-type="string" calcext:value-type="string">
            <text:p>10.699m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noise</text:p>
          </table:covered-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50198" calcext:value-type="float">
            <text:p>150198</text:p>
          </table:table-cell>
          <table:table-cell table:style-name="ce3" office:value-type="float" office:value="236824" calcext:value-type="float">
            <text:p>236824</text:p>
          </table:table-cell>
          <table:table-cell table:style-name="ce3" office:value-type="string" calcext:value-type="string">
            <text:p>128.993ms</text:p>
          </table:table-cell>
        </table:table-row>
        <table:table-row table:style-name="ro1">
          <table:covered-table-cell/>
          <table:covered-table-cell table:style-name="ce1" office:value-type="string" calcext:value-type="string">
            <text:p>greedy noise</text:p>
          </table:covered-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162937" calcext:value-type="float">
            <text:p>1162937</text:p>
          </table:table-cell>
          <table:table-cell table:style-name="ce3" office:value-type="float" office:value="1836872" calcext:value-type="float">
            <text:p>1836872</text:p>
          </table:table-cell>
          <table:table-cell table:style-name="ce3" office:value-type="string" calcext:value-type="string">
            <text:p>1.971s</text:p>
          </table:table-cell>
        </table:table-row>
        <table:table-row table:style-name="ro1">
          <table:table-cell/>
          <table:table-cell table:style-name="ce2" table:number-columns-repeated="5"/>
        </table:table-row>
        <table:table-row table:style-name="ro1" table:number-rows-repeated="77">
          <table:table-cell table:number-columns-repeated="6"/>
        </table:table-row>
        <table:table-row table:style-name="ro1" table:number-rows-repeated="1048423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Vergleiche" table:style-name="ta1">
        <table:table-column table:style-name="co3" table:default-cell-style-name="ce1"/>
        <table:table-column table:style-name="co4" table:default-cell-style-name="ce2"/>
        <table:table-column table:style-name="co4" table:default-cell-style-name="ce6"/>
        <table:table-column table:style-name="co5" table:default-cell-style-name="ce6"/>
        <table:table-column table:style-name="co2" table:default-cell-style-name="ce6"/>
        <table:table-row table:style-name="ro3">
          <table:table-cell table:style-name="ce4" office:value-type="string" calcext:value-type="string" table:number-columns-spanned="5" table:number-rows-spanned="1">
            <text:p>Meshing mit Culling: Vergleich mit direktem Meshing</text:p>
          </table:table-cell>
          <table:covered-table-cell table:number-columns-repeated="4" table:style-name="ce3"/>
        </table:table-row>
        <table:table-row table:style-name="ro4">
          <table:table-cell office:value-type="string" calcext:value-type="string" table:number-columns-spanned="1" table:number-rows-spanned="8">
            <text:p>Würfel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percentage" office:value="-0.037" calcext:value-type="percentage">
            <text:p>-3,70 %</text:p>
          </table:table-cell>
          <table:table-cell table:style-name="ce5" office:value-type="percentage" office:value="-0.5" calcext:value-type="percentage">
            <text:p>-50,00 %</text:p>
          </table:table-cell>
          <table:table-cell table:style-name="ce5" office:value-type="percentage" office:value="-0.1175" calcext:value-type="percentage">
            <text:p>-11,75 %</text:p>
          </table:table-cell>
        </table:table-row>
        <table:table-row table:style-name="ro4">
          <table:covered-table-cell office:value-type="string" calcext:value-type="string">
            <text:p>greedy cuboid</text:p>
          </table:covered-table-cell>
          <table:table-cell table:style-name="ce3" office:value-type="float" office:value="4" calcext:value-type="float">
            <text:p>4</text:p>
          </table:table-cell>
          <table:table-cell table:style-name="ce5" office:value-type="percentage" office:value="-0.216" calcext:value-type="percentage">
            <text:p>-21,60 %</text:p>
          </table:table-cell>
          <table:table-cell table:style-name="ce5" office:value-type="percentage" office:value="-0.75" calcext:value-type="percentage">
            <text:p>-75,00 %</text:p>
          </table:table-cell>
          <table:table-cell table:style-name="ce5" office:value-type="percentage" office:value="-0.628" calcext:value-type="percentage">
            <text:p>-62,80 %</text:p>
          </table:table-cell>
        </table:table-row>
        <table:table-row table:style-name="ro4">
          <table:covered-table-cell office:value-type="string" calcext:value-type="string">
            <text:p>greedy cuboid</text:p>
          </table:covered-table-cell>
          <table:table-cell table:style-name="ce3" office:value-type="float" office:value="8" calcext:value-type="float">
            <text:p>8</text:p>
          </table:table-cell>
          <table:table-cell table:style-name="ce5" office:value-type="percentage" office:value="-0.4705" calcext:value-type="percentage">
            <text:p>-47,05 %</text:p>
          </table:table-cell>
          <table:table-cell table:style-name="ce5" office:value-type="percentage" office:value="-0.875" calcext:value-type="percentage">
            <text:p>-87,50 %</text:p>
          </table:table-cell>
          <table:table-cell table:style-name="ce5" office:value-type="percentage" office:value="-0.7965" calcext:value-type="percentage">
            <text:p>-79,65 %</text:p>
          </table:table-cell>
        </table:table-row>
        <table:table-row table:style-name="ro4">
          <table:covered-table-cell office:value-type="string" calcext:value-type="string">
            <text:p>greedy cuboid</text:p>
          </table:covered-table-cell>
          <table:table-cell table:style-name="ce3" office:value-type="float" office:value="16" calcext:value-type="float">
            <text:p>16</text:p>
          </table:table-cell>
          <table:table-cell table:style-name="ce5" office:value-type="percentage" office:value="-0.687" calcext:value-type="percentage">
            <text:p>-68,70 %</text:p>
          </table:table-cell>
          <table:table-cell table:style-name="ce5" office:value-type="percentage" office:value="-0.9375" calcext:value-type="percentage">
            <text:p>-93,75 %</text:p>
          </table:table-cell>
          <table:table-cell table:style-name="ce5" office:value-type="percentage" office:value="-0.8917" calcext:value-type="percentage">
            <text:p>-89,17 %</text:p>
          </table:table-cell>
        </table:table-row>
        <table:table-row table:style-name="ro4">
          <table:covered-table-cell office:value-type="string" calcext:value-type="string">
            <text:p>greedy cuboid</text:p>
          </table:covered-table-cell>
          <table:table-cell table:style-name="ce3" office:value-type="float" office:value="32" calcext:value-type="float">
            <text:p>32</text:p>
          </table:table-cell>
          <table:table-cell table:style-name="ce5" office:value-type="percentage" office:value="-0.829" calcext:value-type="percentage">
            <text:p>-82,90 %</text:p>
          </table:table-cell>
          <table:table-cell table:style-name="ce5" office:value-type="percentage" office:value="-0.9688" calcext:value-type="percentage">
            <text:p>-96,88 %</text:p>
          </table:table-cell>
          <table:table-cell table:style-name="ce5" office:value-type="percentage" office:value="-0.9408" calcext:value-type="percentage">
            <text:p>-94,08 %</text:p>
          </table:table-cell>
        </table:table-row>
        <table:table-row table:style-name="ro4">
          <table:covered-table-cell office:value-type="string" calcext:value-type="string">
            <text:p>greedy cuboid</text:p>
          </table:covered-table-cell>
          <table:table-cell table:style-name="ce3" office:value-type="float" office:value="64" calcext:value-type="float">
            <text:p>64</text:p>
          </table:table-cell>
          <table:table-cell table:style-name="ce5" office:value-type="percentage" office:value="-0.9105" calcext:value-type="percentage">
            <text:p>-91,05 %</text:p>
          </table:table-cell>
          <table:table-cell table:style-name="ce5" office:value-type="percentage" office:value="-0.9844" calcext:value-type="percentage">
            <text:p>-98,44 %</text:p>
          </table:table-cell>
          <table:table-cell table:style-name="ce5" office:value-type="percentage" office:value="-0.9564" calcext:value-type="percentage">
            <text:p>-95,64 %</text:p>
          </table:table-cell>
        </table:table-row>
        <table:table-row table:style-name="ro4">
          <table:covered-table-cell office:value-type="string" calcext:value-type="string">
            <text:p>greedy cuboid</text:p>
          </table:covered-table-cell>
          <table:table-cell table:style-name="ce3" office:value-type="float" office:value="128" calcext:value-type="float">
            <text:p>128</text:p>
          </table:table-cell>
          <table:table-cell table:style-name="ce5" office:value-type="percentage" office:value="-0.9542" calcext:value-type="percentage">
            <text:p>-95,42 %</text:p>
          </table:table-cell>
          <table:table-cell table:style-name="ce5" office:value-type="percentage" office:value="-0.9922" calcext:value-type="percentage">
            <text:p>-99,22 %</text:p>
          </table:table-cell>
          <table:table-cell table:style-name="ce5" office:value-type="percentage" office:value="-0.9643" calcext:value-type="percentage">
            <text:p>-96,43 %</text:p>
          </table:table-cell>
        </table:table-row>
        <table:table-row table:style-name="ro4">
          <table:covered-table-cell office:value-type="string" calcext:value-type="string">
            <text:p>greedy cuboid</text:p>
          </table:covered-table-cell>
          <table:table-cell table:style-name="ce3" office:value-type="float" office:value="256" calcext:value-type="float">
            <text:p>256</text:p>
          </table:table-cell>
          <table:table-cell table:style-name="ce5" office:value-type="percentage" office:value="-0.9768" calcext:value-type="percentage">
            <text:p>-97,68 %</text:p>
          </table:table-cell>
          <table:table-cell table:style-name="ce5" office:value-type="percentage" office:value="-0.9961" calcext:value-type="percentage">
            <text:p>-99,61 %</text:p>
          </table:table-cell>
          <table:table-cell table:style-name="ce5" office:value-type="percentage" office:value="-0.9352" calcext:value-type="percentage">
            <text:p>-93,52 %</text:p>
          </table:table-cell>
        </table:table-row>
        <table:table-row table:style-name="ro4">
          <table:table-cell office:value-type="string" calcext:value-type="string" table:number-columns-spanned="1" table:number-rows-spanned="8">
            <text:p>Kugel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percentage" office:value="0" calcext:value-type="percentage">
            <text:p>0,00 %</text:p>
          </table:table-cell>
          <table:table-cell table:style-name="ce5" office:value-type="percentage" office:value="-0.25" calcext:value-type="percentage">
            <text:p>-25,00 %</text:p>
          </table:table-cell>
          <table:table-cell table:style-name="ce5" office:value-type="percentage" office:value="-0.4065" calcext:value-type="percentage">
            <text:p>-40,65 %</text:p>
          </table:table-cell>
        </table:table-row>
        <table:table-row table:style-name="ro4">
          <table:covered-table-cell office:value-type="string" calcext:value-type="string">
            <text:p>greedy ellipsoid</text:p>
          </table:covered-table-cell>
          <table:table-cell table:style-name="ce3" office:value-type="float" office:value="4" calcext:value-type="float">
            <text:p>4</text:p>
          </table:table-cell>
          <table:table-cell table:style-name="ce5" office:value-type="percentage" office:value="-0.1053" calcext:value-type="percentage">
            <text:p>-10,53 %</text:p>
          </table:table-cell>
          <table:table-cell table:style-name="ce5" office:value-type="percentage" office:value="-0.6333" calcext:value-type="percentage">
            <text:p>-63,33 %</text:p>
          </table:table-cell>
          <table:table-cell table:style-name="ce5" office:value-type="percentage" office:value="-1" calcext:value-type="percentage">
            <text:p>-100,00 %</text:p>
          </table:table-cell>
        </table:table-row>
        <table:table-row table:style-name="ro4">
          <table:covered-table-cell office:value-type="string" calcext:value-type="string">
            <text:p>greedy ellipsoid</text:p>
          </table:covered-table-cell>
          <table:table-cell table:style-name="ce3" office:value-type="float" office:value="8" calcext:value-type="float">
            <text:p>8</text:p>
          </table:table-cell>
          <table:table-cell table:style-name="ce5" office:value-type="percentage" office:value="-0.3238" calcext:value-type="percentage">
            <text:p>-32,38 %</text:p>
          </table:table-cell>
          <table:table-cell table:style-name="ce5" office:value-type="percentage" office:value="-0.815" calcext:value-type="percentage">
            <text:p>-81,50 %</text:p>
          </table:table-cell>
          <table:table-cell table:style-name="ce5" office:value-type="percentage" office:value="-0.7001" calcext:value-type="percentage">
            <text:p>-70,01 %</text:p>
          </table:table-cell>
        </table:table-row>
        <table:table-row table:style-name="ro4">
          <table:covered-table-cell office:value-type="string" calcext:value-type="string">
            <text:p>greedy ellipsoid</text:p>
          </table:covered-table-cell>
          <table:table-cell table:style-name="ce3" office:value-type="float" office:value="16" calcext:value-type="float">
            <text:p>16</text:p>
          </table:table-cell>
          <table:table-cell table:style-name="ce5" office:value-type="percentage" office:value="-0.5723" calcext:value-type="percentage">
            <text:p>-57,23 %</text:p>
          </table:table-cell>
          <table:table-cell table:style-name="ce5" office:value-type="percentage" office:value="-0.9074" calcext:value-type="percentage">
            <text:p>-90,74 %</text:p>
          </table:table-cell>
          <table:table-cell table:style-name="ce5" office:value-type="percentage" office:value="-0.8265" calcext:value-type="percentage">
            <text:p>-82,65 %</text:p>
          </table:table-cell>
        </table:table-row>
        <table:table-row table:style-name="ro4">
          <table:covered-table-cell office:value-type="string" calcext:value-type="string">
            <text:p>greedy ellipsoid</text:p>
          </table:covered-table-cell>
          <table:table-cell table:style-name="ce3" office:value-type="float" office:value="32" calcext:value-type="float">
            <text:p>32</text:p>
          </table:table-cell>
          <table:table-cell table:style-name="ce5" office:value-type="percentage" office:value="-0.756" calcext:value-type="percentage">
            <text:p>-75,60 %</text:p>
          </table:table-cell>
          <table:table-cell table:style-name="ce5" office:value-type="percentage" office:value="-0.9534" calcext:value-type="percentage">
            <text:p>-95,34 %</text:p>
          </table:table-cell>
          <table:table-cell table:style-name="ce5" office:value-type="percentage" office:value="-0.9017" calcext:value-type="percentage">
            <text:p>-90,17 %</text:p>
          </table:table-cell>
        </table:table-row>
        <table:table-row table:style-name="ro4">
          <table:covered-table-cell office:value-type="string" calcext:value-type="string">
            <text:p>greedy ellipsoid</text:p>
          </table:covered-table-cell>
          <table:table-cell table:style-name="ce3" office:value-type="float" office:value="64" calcext:value-type="float">
            <text:p>64</text:p>
          </table:table-cell>
          <table:table-cell table:style-name="ce5" office:value-type="percentage" office:value="-0.869" calcext:value-type="percentage">
            <text:p>-86,90 %</text:p>
          </table:table-cell>
          <table:table-cell table:style-name="ce5" office:value-type="percentage" office:value="-0.9766" calcext:value-type="percentage">
            <text:p>-97,66 %</text:p>
          </table:table-cell>
          <table:table-cell table:style-name="ce5" office:value-type="percentage" office:value="-0.9292" calcext:value-type="percentage">
            <text:p>-92,92 %</text:p>
          </table:table-cell>
        </table:table-row>
        <table:table-row table:style-name="ro4">
          <table:covered-table-cell office:value-type="string" calcext:value-type="string">
            <text:p>greedy ellipsoid</text:p>
          </table:covered-table-cell>
          <table:table-cell table:style-name="ce3" office:value-type="float" office:value="128" calcext:value-type="float">
            <text:p>128</text:p>
          </table:table-cell>
          <table:table-cell table:style-name="ce5" office:value-type="percentage" office:value="-0.9322" calcext:value-type="percentage">
            <text:p>-93,22 %</text:p>
          </table:table-cell>
          <table:table-cell table:style-name="ce5" office:value-type="percentage" office:value="-0.9883" calcext:value-type="percentage">
            <text:p>-98,83 %</text:p>
          </table:table-cell>
          <table:table-cell table:style-name="ce5" office:value-type="percentage" office:value="-0.9394" calcext:value-type="percentage">
            <text:p>-93,94 %</text:p>
          </table:table-cell>
        </table:table-row>
        <table:table-row table:style-name="ro4">
          <table:covered-table-cell office:value-type="string" calcext:value-type="string">
            <text:p>greedy ellipsoid</text:p>
          </table:covered-table-cell>
          <table:table-cell table:style-name="ce3" office:value-type="float" office:value="256" calcext:value-type="float">
            <text:p>256</text:p>
          </table:table-cell>
          <table:table-cell table:style-name="ce5" office:value-type="percentage" office:value="-0.9655" calcext:value-type="percentage">
            <text:p>-96,55 %</text:p>
          </table:table-cell>
          <table:table-cell table:style-name="ce5" office:value-type="percentage" office:value="-0.9941" calcext:value-type="percentage">
            <text:p>-99,41 %</text:p>
          </table:table-cell>
          <table:table-cell table:style-name="ce5" office:value-type="percentage" office:value="-0.9208" calcext:value-type="percentage">
            <text:p>-92,08 %</text:p>
          </table:table-cell>
        </table:table-row>
        <table:table-row table:style-name="ro4">
          <table:table-cell office:value-type="string" calcext:value-type="string" table:number-columns-spanned="1" table:number-rows-spanned="8">
            <text:p>Rausche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5" office:value-type="percentage" office:value="-0.2295" calcext:value-type="percentage">
            <text:p>-22,95 %</text:p>
          </table:table-cell>
        </table:table-row>
        <table:table-row table:style-name="ro4">
          <table:covered-table-cell office:value-type="string" calcext:value-type="string">
            <text:p>greedy noise</text:p>
          </table:covered-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5" office:value-type="percentage" office:value="0.7898" calcext:value-type="percentage">
            <text:p>78,98 %</text:p>
          </table:table-cell>
        </table:table-row>
        <table:table-row table:style-name="ro4">
          <table:covered-table-cell office:value-type="string" calcext:value-type="string">
            <text:p>greedy noise</text:p>
          </table:covered-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5" office:value-type="percentage" office:value="0.2626" calcext:value-type="percentage">
            <text:p>26,26 %</text:p>
          </table:table-cell>
        </table:table-row>
        <table:table-row table:style-name="ro4">
          <table:covered-table-cell office:value-type="string" calcext:value-type="string">
            <text:p>greedy noise</text:p>
          </table:covered-table-cell>
          <table:table-cell table:style-name="ce3" office:value-type="float" office:value="16" calcext:value-type="float">
            <text:p>16</text:p>
          </table:table-cell>
          <table:table-cell table:style-name="ce5" office:value-type="percentage" office:value="-0.1963" calcext:value-type="percentage">
            <text:p>-19,63 %</text:p>
          </table:table-cell>
          <table:table-cell table:style-name="ce5" office:value-type="percentage" office:value="-0.7511" calcext:value-type="percentage">
            <text:p>-75,11 %</text:p>
          </table:table-cell>
          <table:table-cell table:style-name="ce5" office:value-type="percentage" office:value="-0.6478" calcext:value-type="percentage">
            <text:p>-64,78 %</text:p>
          </table:table-cell>
        </table:table-row>
        <table:table-row table:style-name="ro4">
          <table:covered-table-cell office:value-type="string" calcext:value-type="string">
            <text:p>greedy noise</text:p>
          </table:covered-table-cell>
          <table:table-cell table:style-name="ce3" office:value-type="float" office:value="32" calcext:value-type="float">
            <text:p>32</text:p>
          </table:table-cell>
          <table:table-cell table:style-name="ce5" office:value-type="percentage" office:value="-0.6392" calcext:value-type="percentage">
            <text:p>-63,92 %</text:p>
          </table:table-cell>
          <table:table-cell table:style-name="ce5" office:value-type="percentage" office:value="-0.9257" calcext:value-type="percentage">
            <text:p>-92,57 %</text:p>
          </table:table-cell>
          <table:table-cell table:style-name="ce5" office:value-type="percentage" office:value="-0.8572" calcext:value-type="percentage">
            <text:p>-85,72 %</text:p>
          </table:table-cell>
        </table:table-row>
        <table:table-row table:style-name="ro4">
          <table:covered-table-cell office:value-type="string" calcext:value-type="string">
            <text:p>greedy noise</text:p>
          </table:covered-table-cell>
          <table:table-cell table:style-name="ce3" office:value-type="float" office:value="64" calcext:value-type="float">
            <text:p>64</text:p>
          </table:table-cell>
          <table:table-cell table:style-name="ce5" office:value-type="percentage" office:value="-0.6981" calcext:value-type="percentage">
            <text:p>-69,81 %</text:p>
          </table:table-cell>
          <table:table-cell table:style-name="ce5" office:value-type="percentage" office:value="-0.9404" calcext:value-type="percentage">
            <text:p>-94,04 %</text:p>
          </table:table-cell>
          <table:table-cell table:style-name="ce5" office:value-type="percentage" office:value="-0.8785" calcext:value-type="percentage">
            <text:p>-87,85 %</text:p>
          </table:table-cell>
        </table:table-row>
        <table:table-row table:style-name="ro4">
          <table:covered-table-cell office:value-type="string" calcext:value-type="string">
            <text:p>greedy noise</text:p>
          </table:covered-table-cell>
          <table:table-cell table:style-name="ce3" office:value-type="float" office:value="128" calcext:value-type="float">
            <text:p>128</text:p>
          </table:table-cell>
          <table:table-cell table:style-name="ce5" office:value-type="percentage" office:value="-0.7388" calcext:value-type="percentage">
            <text:p>-73,88 %</text:p>
          </table:table-cell>
          <table:table-cell table:style-name="ce5" office:value-type="percentage" office:value="-0.9498" calcext:value-type="percentage">
            <text:p>-94,98 %</text:p>
          </table:table-cell>
          <table:table-cell table:style-name="ce5" office:value-type="percentage" office:value="-0.874" calcext:value-type="percentage">
            <text:p>-87,40 %</text:p>
          </table:table-cell>
        </table:table-row>
        <table:table-row table:style-name="ro4">
          <table:covered-table-cell office:value-type="string" calcext:value-type="string">
            <text:p>greedy noise</text:p>
          </table:covered-table-cell>
          <table:table-cell table:style-name="ce3" office:value-type="float" office:value="256" calcext:value-type="float">
            <text:p>256</text:p>
          </table:table-cell>
          <table:table-cell table:style-name="ce5" office:value-type="percentage" office:value="-0.7593" calcext:value-type="percentage">
            <text:p>-75,93 %</text:p>
          </table:table-cell>
          <table:table-cell table:style-name="ce5" office:value-type="percentage" office:value="-0.9543" calcext:value-type="percentage">
            <text:p>-95,43 %</text:p>
          </table:table-cell>
          <table:table-cell table:style-name="ce5" office:value-type="percentage" office:value="-0.8314" calcext:value-type="percentage">
            <text:p>-83,14 %</text:p>
          </table:table-cell>
        </table:table-row>
        <table:table-row table:style-name="ro4">
          <table:table-cell/>
          <table:table-cell table:style-name="ce3" table:number-columns-repeated="4"/>
        </table:table-row>
        <table:table-row table:style-name="ro3">
          <table:table-cell table:style-name="ce4" office:value-type="string" calcext:value-type="string" table:number-columns-spanned="5" table:number-rows-spanned="1">
            <text:p>Greedy-Meshing: Vergleich mit direktem Meshing</text:p>
          </table:table-cell>
          <table:covered-table-cell table:number-columns-repeated="4" table:style-name="ce3"/>
        </table:table-row>
        <table:table-row table:style-name="ro4">
          <table:table-cell office:value-type="string" calcext:value-type="string" table:number-columns-spanned="1" table:number-rows-spanned="8">
            <text:p>Würfel</text:p>
          </table:table-cell>
          <table:table-cell office:value-type="float" office:value="2" calcext:value-type="float">
            <text:p>2</text:p>
          </table:table-cell>
          <table:table-cell office:value-type="percentage" office:value="-0.7037" calcext:value-type="percentage">
            <text:p>-70,37 %</text:p>
          </table:table-cell>
          <table:table-cell office:value-type="percentage" office:value="-0.875" calcext:value-type="percentage">
            <text:p>-87,50 %</text:p>
          </table:table-cell>
          <table:table-cell office:value-type="percentage" office:value="-0.4433" calcext:value-type="percentage">
            <text:p>-44,33 %</text:p>
          </table:table-cell>
        </table:table-row>
        <table:table-row table:style-name="ro4">
          <table:covered-table-cell office:value-type="string" calcext:value-type="string">
            <text:p>greedy cuboid</text:p>
          </table:covered-table-cell>
          <table:table-cell office:value-type="float" office:value="4" calcext:value-type="float">
            <text:p>4</text:p>
          </table:table-cell>
          <table:table-cell office:value-type="percentage" office:value="-0.936" calcext:value-type="percentage">
            <text:p>-93,60 %</text:p>
          </table:table-cell>
          <table:table-cell office:value-type="percentage" office:value="-0.9844" calcext:value-type="percentage">
            <text:p>-98,44 %</text:p>
          </table:table-cell>
          <table:table-cell office:value-type="percentage" office:value="-0.9222" calcext:value-type="percentage">
            <text:p>-92,22 %</text:p>
          </table:table-cell>
        </table:table-row>
        <table:table-row table:style-name="ro4">
          <table:covered-table-cell office:value-type="string" calcext:value-type="string">
            <text:p>greedy cuboid</text:p>
          </table:covered-table-cell>
          <table:table-cell office:value-type="float" office:value="8" calcext:value-type="float">
            <text:p>8</text:p>
          </table:table-cell>
          <table:table-cell office:value-type="percentage" office:value="-0.989" calcext:value-type="percentage">
            <text:p>-98,90 %</text:p>
          </table:table-cell>
          <table:table-cell office:value-type="percentage" office:value="-0.998" calcext:value-type="percentage">
            <text:p>-99,80 %</text:p>
          </table:table-cell>
          <table:table-cell office:value-type="percentage" office:value="-0.9666" calcext:value-type="percentage">
            <text:p>-96,66 %</text:p>
          </table:table-cell>
        </table:table-row>
        <table:table-row table:style-name="ro4">
          <table:covered-table-cell office:value-type="string" calcext:value-type="string">
            <text:p>greedy cuboid</text:p>
          </table:covered-table-cell>
          <table:table-cell office:value-type="float" office:value="16" calcext:value-type="float">
            <text:p>16</text:p>
          </table:table-cell>
          <table:table-cell office:value-type="percentage" office:value="-0.9984" calcext:value-type="percentage">
            <text:p>-99,84 %</text:p>
          </table:table-cell>
          <table:table-cell office:value-type="percentage" office:value="-0.9998" calcext:value-type="percentage">
            <text:p>-99,98 %</text:p>
          </table:table-cell>
          <table:table-cell office:value-type="percentage" office:value="-0.9763" calcext:value-type="percentage">
            <text:p>-97,63 %</text:p>
          </table:table-cell>
        </table:table-row>
        <table:table-row table:style-name="ro4">
          <table:covered-table-cell office:value-type="string" calcext:value-type="string">
            <text:p>greedy cuboid</text:p>
          </table:covered-table-cell>
          <table:table-cell office:value-type="float" office:value="32" calcext:value-type="float">
            <text:p>32</text:p>
          </table:table-cell>
          <table:table-cell office:value-type="percentage" office:value="-0.9998" calcext:value-type="percentage">
            <text:p>-99,98 %</text:p>
          </table:table-cell>
          <table:table-cell office:value-type="percentage" office:value="-1" calcext:value-type="percentage">
            <text:p>-100,00 %</text:p>
          </table:table-cell>
          <table:table-cell office:value-type="percentage" office:value="-0.9796" calcext:value-type="percentage">
            <text:p>-97,96 %</text:p>
          </table:table-cell>
        </table:table-row>
        <table:table-row table:style-name="ro4">
          <table:covered-table-cell office:value-type="string" calcext:value-type="string">
            <text:p>greedy cuboid</text:p>
          </table:covered-table-cell>
          <table:table-cell office:value-type="float" office:value="64" calcext:value-type="float">
            <text:p>64</text:p>
          </table:table-cell>
          <table:table-cell table:number-columns-repeated="2" office:value-type="percentage" office:value="-1" calcext:value-type="percentage">
            <text:p>-100,00 %</text:p>
          </table:table-cell>
          <table:table-cell office:value-type="percentage" office:value="-0.9741" calcext:value-type="percentage">
            <text:p>-97,41 %</text:p>
          </table:table-cell>
        </table:table-row>
        <table:table-row table:style-name="ro4">
          <table:covered-table-cell office:value-type="string" calcext:value-type="string">
            <text:p>greedy cuboid</text:p>
          </table:covered-table-cell>
          <table:table-cell office:value-type="float" office:value="128" calcext:value-type="float">
            <text:p>128</text:p>
          </table:table-cell>
          <table:table-cell table:number-columns-repeated="2" office:value-type="percentage" office:value="-1" calcext:value-type="percentage">
            <text:p>-100,00 %</text:p>
          </table:table-cell>
          <table:table-cell office:value-type="percentage" office:value="-0.9797" calcext:value-type="percentage">
            <text:p>-97,97 %</text:p>
          </table:table-cell>
        </table:table-row>
        <table:table-row table:style-name="ro4">
          <table:covered-table-cell office:value-type="string" calcext:value-type="string">
            <text:p>greedy cuboid</text:p>
          </table:covered-table-cell>
          <table:table-cell office:value-type="float" office:value="256" calcext:value-type="float">
            <text:p>256</text:p>
          </table:table-cell>
          <table:table-cell table:number-columns-repeated="2" office:value-type="percentage" office:value="-1" calcext:value-type="percentage">
            <text:p>-100,00 %</text:p>
          </table:table-cell>
          <table:table-cell office:value-type="percentage" office:value="-0.9685" calcext:value-type="percentage">
            <text:p>-96,85 %</text:p>
          </table:table-cell>
        </table:table-row>
        <table:table-row table:style-name="ro4">
          <table:table-cell office:value-type="string" calcext:value-type="string" table:number-columns-spanned="1" table:number-rows-spanned="8">
            <text:p>Kugel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0 %</text:p>
          </table:table-cell>
          <table:table-cell office:value-type="percentage" office:value="-0.375" calcext:value-type="percentage">
            <text:p>-37,50 %</text:p>
          </table:table-cell>
          <table:table-cell office:value-type="percentage" office:value="-0.5935" calcext:value-type="percentage">
            <text:p>-59,35 %</text:p>
          </table:table-cell>
        </table:table-row>
        <table:table-row table:style-name="ro4">
          <table:covered-table-cell office:value-type="string" calcext:value-type="string">
            <text:p>greedy ellipsoid</text:p>
          </table:covered-table-cell>
          <table:table-cell office:value-type="float" office:value="4" calcext:value-type="float">
            <text:p>4</text:p>
          </table:table-cell>
          <table:table-cell office:value-type="percentage" office:value="-0.4211" calcext:value-type="percentage">
            <text:p>-42,11 %</text:p>
          </table:table-cell>
          <table:table-cell office:value-type="percentage" office:value="-0.8333" calcext:value-type="percentage">
            <text:p>-83,33 %</text:p>
          </table:table-cell>
          <table:table-cell office:value-type="percentage" office:value="-1" calcext:value-type="percentage">
            <text:p>-100,00 %</text:p>
          </table:table-cell>
        </table:table-row>
        <table:table-row table:style-name="ro4">
          <table:covered-table-cell office:value-type="string" calcext:value-type="string">
            <text:p>greedy ellipsoid</text:p>
          </table:covered-table-cell>
          <table:table-cell office:value-type="float" office:value="8" calcext:value-type="float">
            <text:p>8</text:p>
          </table:table-cell>
          <table:table-cell office:value-type="percentage" office:value="-0.6095" calcext:value-type="percentage">
            <text:p>-60,95 %</text:p>
          </table:table-cell>
          <table:table-cell office:value-type="percentage" office:value="-0.9094" calcext:value-type="percentage">
            <text:p>-90,94 %</text:p>
          </table:table-cell>
          <table:table-cell office:value-type="percentage" office:value="-0.7752" calcext:value-type="percentage">
            <text:p>-77,52 %</text:p>
          </table:table-cell>
        </table:table-row>
        <table:table-row table:style-name="ro4">
          <table:covered-table-cell office:value-type="string" calcext:value-type="string">
            <text:p>greedy ellipsoid</text:p>
          </table:covered-table-cell>
          <table:table-cell office:value-type="float" office:value="16" calcext:value-type="float">
            <text:p>16</text:p>
          </table:table-cell>
          <table:table-cell office:value-type="percentage" office:value="-0.7781" calcext:value-type="percentage">
            <text:p>-77,81 %</text:p>
          </table:table-cell>
          <table:table-cell office:value-type="percentage" office:value="-0.9601" calcext:value-type="percentage">
            <text:p>-96,01 %</text:p>
          </table:table-cell>
          <table:table-cell office:value-type="percentage" office:value="-0.8776" calcext:value-type="percentage">
            <text:p>-87,76 %</text:p>
          </table:table-cell>
        </table:table-row>
        <table:table-row table:style-name="ro4">
          <table:covered-table-cell office:value-type="string" calcext:value-type="string">
            <text:p>greedy ellipsoid</text:p>
          </table:covered-table-cell>
          <table:table-cell office:value-type="float" office:value="32" calcext:value-type="float">
            <text:p>32</text:p>
          </table:table-cell>
          <table:table-cell office:value-type="percentage" office:value="-0.8683" calcext:value-type="percentage">
            <text:p>-86,83 %</text:p>
          </table:table-cell>
          <table:table-cell office:value-type="percentage" office:value="-0.9795" calcext:value-type="percentage">
            <text:p>-97,95 %</text:p>
          </table:table-cell>
          <table:table-cell office:value-type="percentage" office:value="-0.9208" calcext:value-type="percentage">
            <text:p>-92,08 %</text:p>
          </table:table-cell>
        </table:table-row>
        <table:table-row table:style-name="ro4">
          <table:covered-table-cell office:value-type="string" calcext:value-type="string">
            <text:p>greedy ellipsoid</text:p>
          </table:covered-table-cell>
          <table:table-cell office:value-type="float" office:value="64" calcext:value-type="float">
            <text:p>64</text:p>
          </table:table-cell>
          <table:table-cell office:value-type="percentage" office:value="-0.9308" calcext:value-type="percentage">
            <text:p>-93,08 %</text:p>
          </table:table-cell>
          <table:table-cell office:value-type="percentage" office:value="-0.99" calcext:value-type="percentage">
            <text:p>-99,00 %</text:p>
          </table:table-cell>
          <table:table-cell office:value-type="percentage" office:value="-0.9352" calcext:value-type="percentage">
            <text:p>-93,52 %</text:p>
          </table:table-cell>
        </table:table-row>
        <table:table-row table:style-name="ro4">
          <table:covered-table-cell office:value-type="string" calcext:value-type="string">
            <text:p>greedy ellipsoid</text:p>
          </table:covered-table-cell>
          <table:table-cell office:value-type="float" office:value="128" calcext:value-type="float">
            <text:p>128</text:p>
          </table:table-cell>
          <table:table-cell office:value-type="percentage" office:value="-0.9644" calcext:value-type="percentage">
            <text:p>-96,44 %</text:p>
          </table:table-cell>
          <table:table-cell office:value-type="percentage" office:value="-0.995" calcext:value-type="percentage">
            <text:p>-99,50 %</text:p>
          </table:table-cell>
          <table:table-cell office:value-type="percentage" office:value="-0.9351" calcext:value-type="percentage">
            <text:p>-93,51 %</text:p>
          </table:table-cell>
        </table:table-row>
        <table:table-row table:style-name="ro4">
          <table:covered-table-cell office:value-type="string" calcext:value-type="string">
            <text:p>greedy ellipsoid</text:p>
          </table:covered-table-cell>
          <table:table-cell office:value-type="float" office:value="256" calcext:value-type="float">
            <text:p>256</text:p>
          </table:table-cell>
          <table:table-cell office:value-type="percentage" office:value="-0.9818" calcext:value-type="percentage">
            <text:p>-98,18 %</text:p>
          </table:table-cell>
          <table:table-cell office:value-type="percentage" office:value="-0.9975" calcext:value-type="percentage">
            <text:p>-99,75 %</text:p>
          </table:table-cell>
          <table:table-cell office:value-type="percentage" office:value="-0.9217" calcext:value-type="percentage">
            <text:p>-92,17 %</text:p>
          </table:table-cell>
        </table:table-row>
        <table:table-row table:style-name="ro4">
          <table:table-cell office:value-type="string" calcext:value-type="string" table:number-columns-spanned="1" table:number-rows-spanned="8">
            <text:p>Rauschen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percentage" office:value="-0.3145" calcext:value-type="percentage">
            <text:p>-31,45 %</text:p>
          </table:table-cell>
        </table:table-row>
        <table:table-row table:style-name="ro4">
          <table:covered-table-cell office:value-type="string" calcext:value-type="string">
            <text:p>greedy noise</text:p>
          </table:covered-table-cell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percentage" office:value="1.0581" calcext:value-type="percentage">
            <text:p>105,81 %</text:p>
          </table:table-cell>
        </table:table-row>
        <table:table-row table:style-name="ro4">
          <table:covered-table-cell office:value-type="string" calcext:value-type="string">
            <text:p>greedy noise</text:p>
          </table:covered-table-cell>
          <table:table-cell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percentage" office:value="3.3567" calcext:value-type="percentage">
            <text:p>335,67 %</text:p>
          </table:table-cell>
        </table:table-row>
        <table:table-row table:style-name="ro4">
          <table:covered-table-cell office:value-type="string" calcext:value-type="string">
            <text:p>greedy noise</text:p>
          </table:covered-table-cell>
          <table:table-cell office:value-type="float" office:value="16" calcext:value-type="float">
            <text:p>16</text:p>
          </table:table-cell>
          <table:table-cell office:value-type="percentage" office:value="-0.7664" calcext:value-type="percentage">
            <text:p>-76,64 %</text:p>
          </table:table-cell>
          <table:table-cell office:value-type="percentage" office:value="-0.9483" calcext:value-type="percentage">
            <text:p>-94,83 %</text:p>
          </table:table-cell>
          <table:table-cell office:value-type="percentage" office:value="-0.5557" calcext:value-type="percentage">
            <text:p>-55,57 %</text:p>
          </table:table-cell>
        </table:table-row>
        <table:table-row table:style-name="ro4">
          <table:covered-table-cell office:value-type="string" calcext:value-type="string">
            <text:p>greedy noise</text:p>
          </table:covered-table-cell>
          <table:table-cell office:value-type="float" office:value="32" calcext:value-type="float">
            <text:p>32</text:p>
          </table:table-cell>
          <table:table-cell office:value-type="percentage" office:value="-0.8779" calcext:value-type="percentage">
            <text:p>-87,79 %</text:p>
          </table:table-cell>
          <table:table-cell office:value-type="percentage" office:value="-0.9805" calcext:value-type="percentage">
            <text:p>-98,05 %</text:p>
          </table:table-cell>
          <table:table-cell office:value-type="percentage" office:value="-0.9069" calcext:value-type="percentage">
            <text:p>-90,69 %</text:p>
          </table:table-cell>
        </table:table-row>
        <table:table-row table:style-name="ro4">
          <table:covered-table-cell office:value-type="string" calcext:value-type="string">
            <text:p>greedy noise</text:p>
          </table:covered-table-cell>
          <table:table-cell office:value-type="float" office:value="64" calcext:value-type="float">
            <text:p>64</text:p>
          </table:table-cell>
          <table:table-cell office:value-type="percentage" office:value="-0.8723" calcext:value-type="percentage">
            <text:p>-87,23 %</text:p>
          </table:table-cell>
          <table:table-cell office:value-type="percentage" office:value="-0.9803" calcext:value-type="percentage">
            <text:p>-98,03 %</text:p>
          </table:table-cell>
          <table:table-cell office:value-type="percentage" office:value="-0.9089" calcext:value-type="percentage">
            <text:p>-90,89 %</text:p>
          </table:table-cell>
        </table:table-row>
        <table:table-row table:style-name="ro4">
          <table:covered-table-cell office:value-type="string" calcext:value-type="string">
            <text:p>greedy noise</text:p>
          </table:covered-table-cell>
          <table:table-cell office:value-type="float" office:value="128" calcext:value-type="float">
            <text:p>128</text:p>
          </table:table-cell>
          <table:table-cell office:value-type="percentage" office:value="-0.875" calcext:value-type="percentage">
            <text:p>-87,50 %</text:p>
          </table:table-cell>
          <table:table-cell office:value-type="percentage" office:value="-0.9811" calcext:value-type="percentage">
            <text:p>-98,11 %</text:p>
          </table:table-cell>
          <table:table-cell office:value-type="percentage" office:value="-0.8887" calcext:value-type="percentage">
            <text:p>-88,87 %</text:p>
          </table:table-cell>
        </table:table-row>
        <table:table-row table:style-name="ro4">
          <table:covered-table-cell office:value-type="string" calcext:value-type="string">
            <text:p>greedy noise</text:p>
          </table:covered-table-cell>
          <table:table-cell office:value-type="float" office:value="256" calcext:value-type="float">
            <text:p>256</text:p>
          </table:table-cell>
          <table:table-cell office:value-type="percentage" office:value="-0.8779" calcext:value-type="percentage">
            <text:p>-87,79 %</text:p>
          </table:table-cell>
          <table:table-cell office:value-type="percentage" office:value="-0.9817" calcext:value-type="percentage">
            <text:p>-98,17 %</text:p>
          </table:table-cell>
          <table:table-cell office:value-type="percentage" office:value="-0.852" calcext:value-type="percentage">
            <text:p>-85,20 %</text:p>
          </table:table-cell>
        </table:table-row>
        <table:table-row table:style-name="ro4">
          <table:table-cell table:style-name="ce2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5" table:number-rows-spanned="1">
            <text:p>Greedy-Meshing: Vergleich mit Meshing mit Culling</text:p>
          </table:table-cell>
          <table:covered-table-cell table:number-columns-repeated="4" table:style-name="ce3"/>
        </table:table-row>
        <table:table-row table:style-name="ro4">
          <table:table-cell office:value-type="string" calcext:value-type="string" table:number-columns-spanned="1" table:number-rows-spanned="8">
            <text:p>Würfel</text:p>
          </table:table-cell>
          <table:table-cell office:value-type="float" office:value="2" calcext:value-type="float">
            <text:p>2</text:p>
          </table:table-cell>
          <table:table-cell office:value-type="percentage" office:value="-0.6923" calcext:value-type="percentage">
            <text:p>-69,23 %</text:p>
          </table:table-cell>
          <table:table-cell office:value-type="percentage" office:value="-0.75" calcext:value-type="percentage">
            <text:p>-75,00 %</text:p>
          </table:table-cell>
          <table:table-cell office:value-type="percentage" office:value="-0.3691" calcext:value-type="percentage">
            <text:p>-36,91 %</text:p>
          </table:table-cell>
        </table:table-row>
        <table:table-row table:style-name="ro4">
          <table:covered-table-cell office:value-type="string" calcext:value-type="string">
            <text:p>greedy cuboid</text:p>
          </table:covered-table-cell>
          <table:table-cell office:value-type="float" office:value="4" calcext:value-type="float">
            <text:p>4</text:p>
          </table:table-cell>
          <table:table-cell office:value-type="percentage" office:value="-0.9184" calcext:value-type="percentage">
            <text:p>-91,84 %</text:p>
          </table:table-cell>
          <table:table-cell office:value-type="percentage" office:value="-0.9375" calcext:value-type="percentage">
            <text:p>-93,75 %</text:p>
          </table:table-cell>
          <table:table-cell office:value-type="percentage" office:value="-0.7909" calcext:value-type="percentage">
            <text:p>-79,09 %</text:p>
          </table:table-cell>
        </table:table-row>
        <table:table-row table:style-name="ro4">
          <table:covered-table-cell office:value-type="string" calcext:value-type="string">
            <text:p>greedy cuboid</text:p>
          </table:covered-table-cell>
          <table:table-cell office:value-type="float" office:value="8" calcext:value-type="float">
            <text:p>8</text:p>
          </table:table-cell>
          <table:table-cell office:value-type="percentage" office:value="-0.9793" calcext:value-type="percentage">
            <text:p>-97,93 %</text:p>
          </table:table-cell>
          <table:table-cell office:value-type="percentage" office:value="-0.9844" calcext:value-type="percentage">
            <text:p>-98,44 %</text:p>
          </table:table-cell>
          <table:table-cell office:value-type="percentage" office:value="-0.8359" calcext:value-type="percentage">
            <text:p>-83,59 %</text:p>
          </table:table-cell>
        </table:table-row>
        <table:table-row table:style-name="ro4">
          <table:covered-table-cell office:value-type="string" calcext:value-type="string">
            <text:p>greedy cuboid</text:p>
          </table:covered-table-cell>
          <table:table-cell office:value-type="float" office:value="16" calcext:value-type="float">
            <text:p>16</text:p>
          </table:table-cell>
          <table:table-cell office:value-type="percentage" office:value="-0.9948" calcext:value-type="percentage">
            <text:p>-99,48 %</text:p>
          </table:table-cell>
          <table:table-cell office:value-type="percentage" office:value="-0.9961" calcext:value-type="percentage">
            <text:p>-99,61 %</text:p>
          </table:table-cell>
          <table:table-cell office:value-type="percentage" office:value="-0.7813" calcext:value-type="percentage">
            <text:p>-78,13 %</text:p>
          </table:table-cell>
        </table:table-row>
        <table:table-row table:style-name="ro4">
          <table:covered-table-cell office:value-type="string" calcext:value-type="string">
            <text:p>greedy cuboid</text:p>
          </table:covered-table-cell>
          <table:table-cell office:value-type="float" office:value="32" calcext:value-type="float">
            <text:p>32</text:p>
          </table:table-cell>
          <table:table-cell office:value-type="percentage" office:value="-0.9987" calcext:value-type="percentage">
            <text:p>-99,87 %</text:p>
          </table:table-cell>
          <table:table-cell office:value-type="percentage" office:value="-0.999" calcext:value-type="percentage">
            <text:p>-99,90 %</text:p>
          </table:table-cell>
          <table:table-cell office:value-type="percentage" office:value="-0.6555" calcext:value-type="percentage">
            <text:p>-65,55 %</text:p>
          </table:table-cell>
        </table:table-row>
        <table:table-row table:style-name="ro4">
          <table:covered-table-cell office:value-type="string" calcext:value-type="string">
            <text:p>greedy cuboid</text:p>
          </table:covered-table-cell>
          <table:table-cell office:value-type="float" office:value="64" calcext:value-type="float">
            <text:p>64</text:p>
          </table:table-cell>
          <table:table-cell office:value-type="percentage" office:value="-0.9997" calcext:value-type="percentage">
            <text:p>-99,97 %</text:p>
          </table:table-cell>
          <table:table-cell office:value-type="percentage" office:value="-0.9998" calcext:value-type="percentage">
            <text:p>-99,98 %</text:p>
          </table:table-cell>
          <table:table-cell office:value-type="percentage" office:value="-0.4047" calcext:value-type="percentage">
            <text:p>-40,47 %</text:p>
          </table:table-cell>
        </table:table-row>
        <table:table-row table:style-name="ro4">
          <table:covered-table-cell office:value-type="string" calcext:value-type="string">
            <text:p>greedy cuboid</text:p>
          </table:covered-table-cell>
          <table:table-cell office:value-type="float" office:value="128" calcext:value-type="float">
            <text:p>128</text:p>
          </table:table-cell>
          <table:table-cell table:number-columns-repeated="2" office:value-type="percentage" office:value="-0.9999" calcext:value-type="percentage">
            <text:p>-99,99 %</text:p>
          </table:table-cell>
          <table:table-cell office:value-type="percentage" office:value="-0.4306" calcext:value-type="percentage">
            <text:p>-43,06 %</text:p>
          </table:table-cell>
        </table:table-row>
        <table:table-row table:style-name="ro4">
          <table:covered-table-cell office:value-type="string" calcext:value-type="string">
            <text:p>greedy cuboid</text:p>
          </table:covered-table-cell>
          <table:table-cell office:value-type="float" office:value="256" calcext:value-type="float">
            <text:p>256</text:p>
          </table:table-cell>
          <table:table-cell table:number-columns-repeated="2" office:value-type="percentage" office:value="-1" calcext:value-type="percentage">
            <text:p>-100,00 %</text:p>
          </table:table-cell>
          <table:table-cell office:value-type="percentage" office:value="-0.5135" calcext:value-type="percentage">
            <text:p>-51,35 %</text:p>
          </table:table-cell>
        </table:table-row>
        <table:table-row table:style-name="ro4">
          <table:table-cell office:value-type="string" calcext:value-type="string" table:number-columns-spanned="1" table:number-rows-spanned="8">
            <text:p>Kugel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0 %</text:p>
          </table:table-cell>
          <table:table-cell office:value-type="percentage" office:value="-0.1667" calcext:value-type="percentage">
            <text:p>-16,67 %</text:p>
          </table:table-cell>
          <table:table-cell office:value-type="percentage" office:value="-0.3151" calcext:value-type="percentage">
            <text:p>-31,51 %</text:p>
          </table:table-cell>
        </table:table-row>
        <table:table-row table:style-name="ro4">
          <table:covered-table-cell office:value-type="string" calcext:value-type="string">
            <text:p>greedy ellipsoid</text:p>
          </table:covered-table-cell>
          <table:table-cell office:value-type="float" office:value="4" calcext:value-type="float">
            <text:p>4</text:p>
          </table:table-cell>
          <table:table-cell office:value-type="percentage" office:value="-0.3529" calcext:value-type="percentage">
            <text:p>-35,29 %</text:p>
          </table:table-cell>
          <table:table-cell office:value-type="percentage" office:value="-0.5455" calcext:value-type="percentage">
            <text:p>-54,55 %</text:p>
          </table:table-cell>
          <table:table-cell office:value-type="percentage" office:value="-0.1905" calcext:value-type="percentage">
            <text:p>-19,05 %</text:p>
          </table:table-cell>
        </table:table-row>
        <table:table-row table:style-name="ro4">
          <table:covered-table-cell office:value-type="string" calcext:value-type="string">
            <text:p>greedy ellipsoid</text:p>
          </table:covered-table-cell>
          <table:table-cell office:value-type="float" office:value="8" calcext:value-type="float">
            <text:p>8</text:p>
          </table:table-cell>
          <table:table-cell office:value-type="percentage" office:value="-0.4225" calcext:value-type="percentage">
            <text:p>-42,25 %</text:p>
          </table:table-cell>
          <table:table-cell office:value-type="percentage" office:value="-0.5106" calcext:value-type="percentage">
            <text:p>-51,06 %</text:p>
          </table:table-cell>
          <table:table-cell office:value-type="percentage" office:value="-0.2504" calcext:value-type="percentage">
            <text:p>-25,04 %</text:p>
          </table:table-cell>
        </table:table-row>
        <table:table-row table:style-name="ro4">
          <table:covered-table-cell office:value-type="string" calcext:value-type="string">
            <text:p>greedy ellipsoid</text:p>
          </table:covered-table-cell>
          <table:table-cell office:value-type="float" office:value="16" calcext:value-type="float">
            <text:p>16</text:p>
          </table:table-cell>
          <table:table-cell office:value-type="percentage" office:value="-0.4812" calcext:value-type="percentage">
            <text:p>-48,12 %</text:p>
          </table:table-cell>
          <table:table-cell office:value-type="percentage" office:value="-0.5692" calcext:value-type="percentage">
            <text:p>-56,92 %</text:p>
          </table:table-cell>
          <table:table-cell office:value-type="percentage" office:value="-0.2942" calcext:value-type="percentage">
            <text:p>-29,42 %</text:p>
          </table:table-cell>
        </table:table-row>
        <table:table-row table:style-name="ro4">
          <table:covered-table-cell office:value-type="string" calcext:value-type="string">
            <text:p>greedy ellipsoid</text:p>
          </table:covered-table-cell>
          <table:table-cell office:value-type="float" office:value="32" calcext:value-type="float">
            <text:p>32</text:p>
          </table:table-cell>
          <table:table-cell office:value-type="percentage" office:value="-0.4602" calcext:value-type="percentage">
            <text:p>-46,02 %</text:p>
          </table:table-cell>
          <table:table-cell office:value-type="percentage" office:value="-0.5597" calcext:value-type="percentage">
            <text:p>-55,97 %</text:p>
          </table:table-cell>
          <table:table-cell office:value-type="percentage" office:value="-0.1944" calcext:value-type="percentage">
            <text:p>-19,44 %</text:p>
          </table:table-cell>
        </table:table-row>
        <table:table-row table:style-name="ro4">
          <table:covered-table-cell office:value-type="string" calcext:value-type="string">
            <text:p>greedy ellipsoid</text:p>
          </table:covered-table-cell>
          <table:table-cell office:value-type="float" office:value="64" calcext:value-type="float">
            <text:p>64</text:p>
          </table:table-cell>
          <table:table-cell office:value-type="percentage" office:value="-0.472" calcext:value-type="percentage">
            <text:p>-47,20 %</text:p>
          </table:table-cell>
          <table:table-cell office:value-type="percentage" office:value="-0.5716" calcext:value-type="percentage">
            <text:p>-57,16 %</text:p>
          </table:table-cell>
          <table:table-cell office:value-type="percentage" office:value="-0.0848" calcext:value-type="percentage">
            <text:p>-8,48 %</text:p>
          </table:table-cell>
        </table:table-row>
        <table:table-row table:style-name="ro4">
          <table:covered-table-cell office:value-type="string" calcext:value-type="string">
            <text:p>greedy ellipsoid</text:p>
          </table:covered-table-cell>
          <table:table-cell office:value-type="float" office:value="128" calcext:value-type="float">
            <text:p>128</text:p>
          </table:table-cell>
          <table:table-cell office:value-type="percentage" office:value="-0.4753" calcext:value-type="percentage">
            <text:p>-47,53 %</text:p>
          </table:table-cell>
          <table:table-cell office:value-type="percentage" office:value="-0.5732" calcext:value-type="percentage">
            <text:p>-57,32 %</text:p>
          </table:table-cell>
          <table:table-cell office:value-type="percentage" office:value="0.0713" calcext:value-type="percentage">
            <text:p>7,13 %</text:p>
          </table:table-cell>
        </table:table-row>
        <table:table-row table:style-name="ro4">
          <table:covered-table-cell office:value-type="string" calcext:value-type="string">
            <text:p>greedy ellipsoid</text:p>
          </table:covered-table-cell>
          <table:table-cell office:value-type="float" office:value="256" calcext:value-type="float">
            <text:p>256</text:p>
          </table:table-cell>
          <table:table-cell office:value-type="percentage" office:value="-0.4743" calcext:value-type="percentage">
            <text:p>-47,43 %</text:p>
          </table:table-cell>
          <table:table-cell office:value-type="percentage" office:value="-0.5743" calcext:value-type="percentage">
            <text:p>-57,43 %</text:p>
          </table:table-cell>
          <table:table-cell office:value-type="percentage" office:value="-0.0116" calcext:value-type="percentage">
            <text:p>-1,16 %</text:p>
          </table:table-cell>
        </table:table-row>
        <table:table-row table:style-name="ro4">
          <table:table-cell office:value-type="string" calcext:value-type="string" table:number-columns-spanned="1" table:number-rows-spanned="8">
            <text:p>Rauschen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percentage" office:value="-0.1104" calcext:value-type="percentage">
            <text:p>-11,04 %</text:p>
          </table:table-cell>
        </table:table-row>
        <table:table-row table:style-name="ro4">
          <table:covered-table-cell office:value-type="string" calcext:value-type="string">
            <text:p>greedy noise</text:p>
          </table:covered-table-cell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percentage" office:value="0.1499" calcext:value-type="percentage">
            <text:p>14,99 %</text:p>
          </table:table-cell>
        </table:table-row>
        <table:table-row table:style-name="ro4">
          <table:covered-table-cell office:value-type="string" calcext:value-type="string">
            <text:p>greedy noise</text:p>
          </table:covered-table-cell>
          <table:table-cell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percentage" office:value="2.4507" calcext:value-type="percentage">
            <text:p>245,07 %</text:p>
          </table:table-cell>
        </table:table-row>
        <table:table-row table:style-name="ro4">
          <table:covered-table-cell office:value-type="string" calcext:value-type="string">
            <text:p>greedy noise</text:p>
          </table:covered-table-cell>
          <table:table-cell office:value-type="float" office:value="16" calcext:value-type="float">
            <text:p>16</text:p>
          </table:table-cell>
          <table:table-cell office:value-type="percentage" office:value="-0.7093" calcext:value-type="percentage">
            <text:p>-70,93 %</text:p>
          </table:table-cell>
          <table:table-cell office:value-type="percentage" office:value="-0.7924" calcext:value-type="percentage">
            <text:p>-79,24 %</text:p>
          </table:table-cell>
          <table:table-cell office:value-type="percentage" office:value="0.2614" calcext:value-type="percentage">
            <text:p>26,14 %</text:p>
          </table:table-cell>
        </table:table-row>
        <table:table-row table:style-name="ro4">
          <table:covered-table-cell office:value-type="string" calcext:value-type="string">
            <text:p>greedy noise</text:p>
          </table:covered-table-cell>
          <table:table-cell office:value-type="float" office:value="32" calcext:value-type="float">
            <text:p>32</text:p>
          </table:table-cell>
          <table:table-cell office:value-type="percentage" office:value="-0.6617" calcext:value-type="percentage">
            <text:p>-66,17 %</text:p>
          </table:table-cell>
          <table:table-cell office:value-type="percentage" office:value="-0.7377" calcext:value-type="percentage">
            <text:p>-73,77 %</text:p>
          </table:table-cell>
          <table:table-cell office:value-type="percentage" office:value="-0.3478" calcext:value-type="percentage">
            <text:p>-34,78 %</text:p>
          </table:table-cell>
        </table:table-row>
        <table:table-row table:style-name="ro4">
          <table:covered-table-cell office:value-type="string" calcext:value-type="string">
            <text:p>greedy noise</text:p>
          </table:covered-table-cell>
          <table:table-cell office:value-type="float" office:value="64" calcext:value-type="float">
            <text:p>64</text:p>
          </table:table-cell>
          <table:table-cell office:value-type="percentage" office:value="-0.5769" calcext:value-type="percentage">
            <text:p>-57,69 %</text:p>
          </table:table-cell>
          <table:table-cell office:value-type="percentage" office:value="-0.6703" calcext:value-type="percentage">
            <text:p>-67,03 %</text:p>
          </table:table-cell>
          <table:table-cell office:value-type="percentage" office:value="-0.2498" calcext:value-type="percentage">
            <text:p>-24,98 %</text:p>
          </table:table-cell>
        </table:table-row>
        <table:table-row table:style-name="ro4">
          <table:covered-table-cell office:value-type="string" calcext:value-type="string">
            <text:p>greedy noise</text:p>
          </table:covered-table-cell>
          <table:table-cell office:value-type="float" office:value="128" calcext:value-type="float">
            <text:p>128</text:p>
          </table:table-cell>
          <table:table-cell office:value-type="percentage" office:value="-0.5216" calcext:value-type="percentage">
            <text:p>-52,16 %</text:p>
          </table:table-cell>
          <table:table-cell office:value-type="percentage" office:value="-0.6231" calcext:value-type="percentage">
            <text:p>-62,31 %</text:p>
          </table:table-cell>
          <table:table-cell office:value-type="percentage" office:value="-0.1165" calcext:value-type="percentage">
            <text:p>-11,65 %</text:p>
          </table:table-cell>
        </table:table-row>
        <table:table-row table:style-name="ro4">
          <table:covered-table-cell office:value-type="string" calcext:value-type="string">
            <text:p>greedy noise</text:p>
          </table:covered-table-cell>
          <table:table-cell office:value-type="float" office:value="256" calcext:value-type="float">
            <text:p>256</text:p>
          </table:table-cell>
          <table:table-cell office:value-type="percentage" office:value="-0.4925" calcext:value-type="percentage">
            <text:p>-49,25 %</text:p>
          </table:table-cell>
          <table:table-cell office:value-type="percentage" office:value="-0.5995" calcext:value-type="percentage">
            <text:p>-59,95 %</text:p>
          </table:table-cell>
          <table:table-cell office:value-type="percentage" office:value="-0.1221" calcext:value-type="percentage">
            <text:p>-12,21 %</text:p>
          </table:table-cell>
        </table:table-row>
      </table:table>
      <table:table table:name="Diagramme" table:style-name="ta1">
        <table:shapes>
          <draw:frame draw:z-index="0" draw:style-name="gr1" draw:text-style-name="P1" svg:width="15.999cm" svg:height="8.999cm" svg:x="24.165cm" svg:y="2.332cm">
            <draw:object draw:notify-on-update-of-ranges="Diagramme.B2:Diagramme.B2 Diagramme.B3:Diagramme.B10 Diagramme.C2:Diagramme.C2 Diagramme.C3:Diagramme.C10 Diagramme.D2:Diagramme.D2 Diagramme.D3:Diagramme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3.497cm" svg:y="27.394cm">
            <draw:object draw:notify-on-update-of-ranges="Diagramme.B63:Diagramme.B63 Diagramme.B64:Diagramme.B71 Diagramme.C63:Diagramme.C63 Diagramme.C64:Diagramme.C71 Diagramme.D63:Diagramme.D63 Diagramme.D64:Diagramme.D7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4.538cm" svg:y="13.948cm">
            <draw:object draw:notify-on-update-of-ranges="Diagramme.B28:Diagramme.B28 Diagramme.B29:Diagramme.B36 Diagramme.C28:Diagramme.C28 Diagramme.C29:Diagramme.C36 Diagramme.D28:Diagramme.D28 Diagramme.D29:Diagramme.D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number-columns-repeated="5" table:default-cell-style-name="Default"/>
        <table:table-row table:style-name="ro4">
          <table:table-cell table:style-name="ce7" office:value-type="string" calcext:value-type="string" table:number-columns-spanned="4" table:number-rows-spanned="1">
            <text:p>Anzahl der Faces bei einem Würfel</text:p>
          </table:table-cell>
          <table:covered-table-cell table:number-columns-repeated="3" table:style-name="ce7"/>
          <table:table-cell/>
        </table:table-row>
        <table:table-row table:style-name="ro4">
          <table:table-cell table:style-name="ce7" office:value-type="string" calcext:value-type="string">
            <text:p>Größe</text:p>
          </table:table-cell>
          <table:table-cell table:style-name="ce7" office:value-type="string" calcext:value-type="string">
            <text:p>Direktes Meshing</text:p>
          </table:table-cell>
          <table:table-cell table:style-name="ce7" office:value-type="string" calcext:value-type="string">
            <text:p>Meshing mit Culling</text:p>
          </table:table-cell>
          <table:table-cell table:style-name="ce7" office:value-type="string" calcext:value-type="string">
            <text:p>Greedy-Meshing</text:p>
          </table:table-cell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2" calcext:value-type="float">
            <text:p>12</text:p>
          </table:table-cell>
          <table:table-cell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2" calcext:value-type="float">
            <text:p>12</text:p>
          </table:table-cell>
          <table:table-cell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float" office:value="6144" calcext:value-type="float">
            <text:p>6144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12" calcext:value-type="float">
            <text:p>12</text:p>
          </table:table-cell>
          <table:table-cell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3" office:value-type="float" office:value="49152" calcext:value-type="float">
            <text:p>49152</text:p>
          </table:table-cell>
          <table:table-cell table:style-name="ce3" office:value-type="float" office:value="3072" calcext:value-type="float">
            <text:p>3072</text:p>
          </table:table-cell>
          <table:table-cell table:style-name="ce3" office:value-type="float" office:value="12" calcext:value-type="float">
            <text:p>12</text:p>
          </table:table-cell>
          <table:table-cell/>
        </table:table-row>
        <table:table-row table:style-name="ro4">
          <table:table-cell table:style-name="ce3" office:value-type="float" office:value="32" calcext:value-type="float">
            <text:p>32</text:p>
          </table:table-cell>
          <table:table-cell table:style-name="ce3" office:value-type="float" office:value="393216" calcext:value-type="float">
            <text:p>393216</text:p>
          </table:table-cell>
          <table:table-cell table:style-name="ce3" office:value-type="float" office:value="12288" calcext:value-type="float">
            <text:p>12288</text:p>
          </table:table-cell>
          <table:table-cell table:style-name="ce3" office:value-type="float" office:value="12" calcext:value-type="float">
            <text:p>12</text:p>
          </table:table-cell>
          <table:table-cell/>
        </table:table-row>
        <table:table-row table:style-name="ro4">
          <table:table-cell table:style-name="ce3" office:value-type="float" office:value="64" calcext:value-type="float">
            <text:p>64</text:p>
          </table:table-cell>
          <table:table-cell table:style-name="ce3" office:value-type="float" office:value="3145728" calcext:value-type="float">
            <text:p>3145728</text:p>
          </table:table-cell>
          <table:table-cell table:style-name="ce3" office:value-type="float" office:value="49152" calcext:value-type="float">
            <text:p>49152</text:p>
          </table:table-cell>
          <table:table-cell table:style-name="ce3" office:value-type="float" office:value="12" calcext:value-type="float">
            <text:p>12</text:p>
          </table:table-cell>
          <table:table-cell/>
        </table:table-row>
        <table:table-row table:style-name="ro4"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5165824" calcext:value-type="float">
            <text:p>25165824</text:p>
          </table:table-cell>
          <table:table-cell table:style-name="ce3" office:value-type="float" office:value="196608" calcext:value-type="float">
            <text:p>196608</text:p>
          </table:table-cell>
          <table:table-cell table:style-name="ce3" office:value-type="float" office:value="12" calcext:value-type="float">
            <text:p>12</text:p>
          </table:table-cell>
          <table:table-cell/>
        </table:table-row>
        <table:table-row table:style-name="ro4"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01326592" calcext:value-type="float">
            <text:p>201326592</text:p>
          </table:table-cell>
          <table:table-cell table:style-name="ce3" office:value-type="float" office:value="786432" calcext:value-type="float">
            <text:p>786432</text:p>
          </table:table-cell>
          <table:table-cell table:style-name="ce3" office:value-type="float" office:value="12" calcext:value-type="float">
            <text:p>12</text:p>
          </table:table-cell>
          <table:table-cell/>
        </table:table-row>
        <table:table-row table:style-name="ro4" table:number-rows-repeated="17">
          <table:table-cell table:number-columns-repeated="5"/>
        </table:table-row>
        <table:table-row table:style-name="ro4">
          <table:table-cell/>
          <table:table-cell table:style-name="ce7" office:value-type="string" calcext:value-type="string">
            <text:p>Direktes Meshing</text:p>
          </table:table-cell>
          <table:table-cell table:style-name="ce7" office:value-type="string" calcext:value-type="string">
            <text:p>Meshing mit Culling</text:p>
          </table:table-cell>
          <table:table-cell table:style-name="ce7" office:value-type="string" calcext:value-type="string">
            <text:p>Greedy-Meshing</text:p>
          </table:table-cell>
          <table:table-cell/>
        </table:table-row>
        <table:table-row table:style-name="ro4">
          <table:table-cell/>
          <table:table-cell table:style-name="ce3" office:value-type="float" office:value="48" calcext:value-type="float">
            <text:p>4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0" calcext:value-type="float">
            <text:p>30</text:p>
          </table:table-cell>
          <table:table-cell/>
        </table:table-row>
        <table:table-row table:style-name="ro4">
          <table:table-cell/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60" calcext:value-type="float">
            <text:p>60</text:p>
          </table:table-cell>
          <table:table-cell/>
        </table:table-row>
        <table:table-row table:style-name="ro4">
          <table:table-cell/>
          <table:table-cell table:style-name="ce3" office:value-type="float" office:value="3048" calcext:value-type="float">
            <text:p>3048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76" calcext:value-type="float">
            <text:p>276</text:p>
          </table:table-cell>
          <table:table-cell/>
        </table:table-row>
        <table:table-row table:style-name="ro4">
          <table:table-cell/>
          <table:table-cell table:style-name="ce3" office:value-type="float" office:value="25272" calcext:value-type="float">
            <text:p>25272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1008" calcext:value-type="float">
            <text:p>1008</text:p>
          </table:table-cell>
          <table:table-cell/>
        </table:table-row>
        <table:table-row table:style-name="ro4">
          <table:table-cell/>
          <table:table-cell table:style-name="ce3" office:value-type="float" office:value="204888" calcext:value-type="float">
            <text:p>204888</text:p>
          </table:table-cell>
          <table:table-cell table:style-name="ce3" office:value-type="float" office:value="9540" calcext:value-type="float">
            <text:p>9540</text:p>
          </table:table-cell>
          <table:table-cell table:style-name="ce3" office:value-type="float" office:value="4200" calcext:value-type="float">
            <text:p>4200</text:p>
          </table:table-cell>
          <table:table-cell/>
        </table:table-row>
        <table:table-row table:style-name="ro4">
          <table:table-cell/>
          <table:table-cell table:style-name="ce3" office:value-type="float" office:value="1644744" calcext:value-type="float">
            <text:p>1644744</text:p>
          </table:table-cell>
          <table:table-cell table:style-name="ce3" office:value-type="float" office:value="38484" calcext:value-type="float">
            <text:p>38484</text:p>
          </table:table-cell>
          <table:table-cell table:style-name="ce3" office:value-type="float" office:value="16488" calcext:value-type="float">
            <text:p>16488</text:p>
          </table:table-cell>
          <table:table-cell/>
        </table:table-row>
        <table:table-row table:style-name="ro4">
          <table:table-cell/>
          <table:table-cell table:style-name="ce3" office:value-type="float" office:value="13174968" calcext:value-type="float">
            <text:p>13174968</text:p>
          </table:table-cell>
          <table:table-cell table:style-name="ce3" office:value-type="float" office:value="154212" calcext:value-type="float">
            <text:p>154212</text:p>
          </table:table-cell>
          <table:table-cell table:style-name="ce3" office:value-type="float" office:value="65820" calcext:value-type="float">
            <text:p>65820</text:p>
          </table:table-cell>
          <table:table-cell/>
        </table:table-row>
        <table:table-row table:style-name="ro4">
          <table:table-cell/>
          <table:table-cell table:style-name="ce3" office:value-type="float" office:value="105393384" calcext:value-type="float">
            <text:p>105393384</text:p>
          </table:table-cell>
          <table:table-cell table:style-name="ce3" office:value-type="float" office:value="617172" calcext:value-type="float">
            <text:p>617172</text:p>
          </table:table-cell>
          <table:table-cell table:style-name="ce3" office:value-type="float" office:value="262716" calcext:value-type="float">
            <text:p>262716</text:p>
          </table:table-cell>
          <table:table-cell/>
        </table:table-row>
        <table:table-row table:style-name="ro4" table:number-rows-repeated="26">
          <table:table-cell table:number-columns-repeated="5"/>
        </table:table-row>
        <table:table-row table:style-name="ro4">
          <table:table-cell/>
          <table:table-cell table:style-name="ce7" office:value-type="string" calcext:value-type="string">
            <text:p>Direktes Meshing</text:p>
          </table:table-cell>
          <table:table-cell table:style-name="ce7" office:value-type="string" calcext:value-type="string">
            <text:p>Meshing mit Culling</text:p>
          </table:table-cell>
          <table:table-cell table:style-name="ce7" office:value-type="string" calcext:value-type="string">
            <text:p>Greedy-Meshing</text:p>
          </table:table-cell>
          <table:table-cell/>
        </table:table-row>
        <table:table-row table:style-name="ro4">
          <table:table-cell/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4">
          <table:table-cell/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4">
          <table:table-cell/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4">
          <table:table-cell/>
          <table:table-cell table:style-name="ce3" office:value-type="float" office:value="2748" calcext:value-type="float">
            <text:p>2748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42" calcext:value-type="float">
            <text:p>142</text:p>
          </table:table-cell>
          <table:table-cell/>
        </table:table-row>
        <table:table-row table:style-name="ro4">
          <table:table-cell/>
          <table:table-cell table:style-name="ce3" office:value-type="float" office:value="172536" calcext:value-type="float">
            <text:p>172536</text:p>
          </table:table-cell>
          <table:table-cell table:style-name="ce3" office:value-type="float" office:value="12816" calcext:value-type="float">
            <text:p>12816</text:p>
          </table:table-cell>
          <table:table-cell table:style-name="ce3" office:value-type="float" office:value="3362" calcext:value-type="float">
            <text:p>3362</text:p>
          </table:table-cell>
          <table:table-cell/>
        </table:table-row>
        <table:table-row table:style-name="ro4">
          <table:table-cell/>
          <table:table-cell table:style-name="ce3" office:value-type="float" office:value="1527540" calcext:value-type="float">
            <text:p>1527540</text:p>
          </table:table-cell>
          <table:table-cell table:style-name="ce3" office:value-type="float" office:value="91108" calcext:value-type="float">
            <text:p>91108</text:p>
          </table:table-cell>
          <table:table-cell table:style-name="ce3" office:value-type="float" office:value="30036" calcext:value-type="float">
            <text:p>30036</text:p>
          </table:table-cell>
          <table:table-cell/>
        </table:table-row>
        <table:table-row table:style-name="ro4">
          <table:table-cell/>
          <table:table-cell table:style-name="ce3" office:value-type="float" office:value="12512112" calcext:value-type="float">
            <text:p>12512112</text:p>
          </table:table-cell>
          <table:table-cell table:style-name="ce3" office:value-type="float" office:value="628368" calcext:value-type="float">
            <text:p>628368</text:p>
          </table:table-cell>
          <table:table-cell table:style-name="ce3" office:value-type="float" office:value="236824" calcext:value-type="float">
            <text:p>236824</text:p>
          </table:table-cell>
          <table:table-cell/>
        </table:table-row>
        <table:table-row table:style-name="ro4">
          <table:table-cell/>
          <table:table-cell table:style-name="ce3" office:value-type="float" office:value="100391184" calcext:value-type="float">
            <text:p>100391184</text:p>
          </table:table-cell>
          <table:table-cell table:style-name="ce3" office:value-type="float" office:value="4586888" calcext:value-type="float">
            <text:p>4586888</text:p>
          </table:table-cell>
          <table:table-cell table:style-name="ce3" office:value-type="float" office:value="1836872" calcext:value-type="float">
            <text:p>18368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16:26:55.766349047</meta:creation-date>
    <dc:date>2024-07-13T17:13:36.953988683</dc:date>
    <meta:editing-duration>PT1M42S</meta:editing-duration>
    <meta:editing-cycles>1</meta:editing-cycles>
    <meta:generator>LibreOffice/24.2.5.2$Linux_X86_64 LibreOffice_project/bffef4ea93e59bebbeaf7f431bb02b1a39ee8a59</meta:generator>
    <meta:document-statistic meta:table-count="3" meta:cell-count="811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de" number:country="DE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255cm" svg:y="3.703cm" style:legend-expansion="high" chart:style-name="ch2"/>
        <chart:plot-area chart:style-name="ch3" table:cell-range-address="Diagramme.B2:Diagramme.D10" chart:data-source-has-labels="row" svg:x="0.32cm" svg:y="0.18cm" svg:width="11.615cm" svg:height="8.64cm">
          <chart:coordinate-region svg:x="1.524cm" svg:y="0.379cm" svg:width="10.31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agramme.B3:Diagramme.B10" chart:label-cell-address="Diagramme.B2:Diagramme.B2" chart:class="chart:area">
            <chart:data-point chart:repeated="8"/>
          </chart:series>
          <chart:series chart:style-name="ch8" chart:values-cell-range-address="Diagramme.C3:Diagramme.C10" chart:label-cell-address="Diagramme.C2:Diagramme.C2" chart:class="chart:area">
            <chart:data-point chart:repeated="8"/>
          </chart:series>
          <chart:series chart:style-name="ch9" chart:values-cell-range-address="Diagramme.D3:Diagramme.D10" chart:label-cell-address="Diagramme.D2:Diagramme.D2" chart:class="chart:area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rektes Meshing</text:p>
                <draw:g>
                  <svg:desc>Diagramme.B2:Diagramme.B2</svg:desc>
                </draw:g>
              </table:table-cell>
              <table:table-cell office:value-type="string">
                <text:p>Meshing mit Culling</text:p>
                <draw:g>
                  <svg:desc>Diagramme.C2:Diagramme.C2</svg:desc>
                </draw:g>
              </table:table-cell>
              <table:table-cell office:value-type="string">
                <text:p>Greedy-Meshing</text:p>
                <draw:g>
                  <svg:desc>Diagramme.D2:Diagramme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">
                <text:p>96</text:p>
                <draw:g>
                  <svg:desc>Diagramme.B3:Diagramme.B10</svg:desc>
                </draw:g>
              </table:table-cell>
              <table:table-cell office:value-type="float" office:value="48">
                <text:p>48</text:p>
                <draw:g>
                  <svg:desc>Diagramme.C3:Diagramme.C10</svg:desc>
                </draw:g>
              </table:table-cell>
              <table:table-cell office:value-type="float" office:value="12">
                <text:p>12</text:p>
                <draw:g>
                  <svg:desc>Diagramme.D3:Diagramme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8">
                <text:p>768</text:p>
              </table:table-cell>
              <table:table-cell office:value-type="float" office:value="192">
                <text:p>1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44">
                <text:p>6144</text:p>
              </table:table-cell>
              <table:table-cell office:value-type="float" office:value="768">
                <text:p>7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152">
                <text:p>49152</text:p>
              </table:table-cell>
              <table:table-cell office:value-type="float" office:value="3072">
                <text:p>30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3216">
                <text:p>393216</text:p>
              </table:table-cell>
              <table:table-cell office:value-type="float" office:value="12288">
                <text:p>122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45728">
                <text:p>3145728</text:p>
              </table:table-cell>
              <table:table-cell office:value-type="float" office:value="49152">
                <text:p>491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165824">
                <text:p>25165824</text:p>
              </table:table-cell>
              <table:table-cell office:value-type="float" office:value="196608">
                <text:p>1966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326592">
                <text:p>201326592</text:p>
              </table:table-cell>
              <table:table-cell office:value-type="float" office:value="786432">
                <text:p>78643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bffef4ea93e59bebbeaf7f431bb02b1a39ee8a5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de" number:country="DE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255cm" svg:y="3.703cm" style:legend-expansion="high" chart:style-name="ch2"/>
        <chart:plot-area chart:style-name="ch3" table:cell-range-address="Diagramme.B63:Diagramme.D71" chart:data-source-has-labels="row" svg:x="0.32cm" svg:y="0.18cm" svg:width="11.615cm" svg:height="8.64cm">
          <chart:coordinate-region svg:x="1.524cm" svg:y="0.379cm" svg:width="10.31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agramme.B64:Diagramme.B71" chart:label-cell-address="Diagramme.B63:Diagramme.B63" chart:class="chart:area">
            <chart:data-point chart:repeated="8"/>
          </chart:series>
          <chart:series chart:style-name="ch8" chart:values-cell-range-address="Diagramme.C64:Diagramme.C71" chart:label-cell-address="Diagramme.C63:Diagramme.C63" chart:class="chart:area">
            <chart:data-point chart:repeated="8"/>
          </chart:series>
          <chart:series chart:style-name="ch9" chart:values-cell-range-address="Diagramme.D64:Diagramme.D71" chart:label-cell-address="Diagramme.D63:Diagramme.D63" chart:class="chart:area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rektes Meshing</text:p>
                <draw:g>
                  <svg:desc>Diagramme.B63:Diagramme.B63</svg:desc>
                </draw:g>
              </table:table-cell>
              <table:table-cell office:value-type="string">
                <text:p>Meshing mit Culling</text:p>
                <draw:g>
                  <svg:desc>Diagramme.C63:Diagramme.C63</svg:desc>
                </draw:g>
              </table:table-cell>
              <table:table-cell office:value-type="string">
                <text:p>Greedy-Meshing</text:p>
                <draw:g>
                  <svg:desc>Diagramme.D63:Diagramme.D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iagramme.B64:Diagramme.B71</svg:desc>
                </draw:g>
              </table:table-cell>
              <table:table-cell office:value-type="float" office:value="0">
                <text:p>0</text:p>
                <draw:g>
                  <svg:desc>Diagramme.C64:Diagramme.C71</svg:desc>
                </draw:g>
              </table:table-cell>
              <table:table-cell office:value-type="float" office:value="0">
                <text:p>0</text:p>
                <draw:g>
                  <svg:desc>Diagramme.D64:Diagramme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48">
                <text:p>2748</text:p>
              </table:table-cell>
              <table:table-cell office:value-type="float" office:value="684">
                <text:p>68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2536">
                <text:p>172536</text:p>
              </table:table-cell>
              <table:table-cell office:value-type="float" office:value="12816">
                <text:p>12816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7540">
                <text:p>1527540</text:p>
              </table:table-cell>
              <table:table-cell office:value-type="float" office:value="91108">
                <text:p>91108</text:p>
              </table:table-cell>
              <table:table-cell office:value-type="float" office:value="30036">
                <text:p>30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12112">
                <text:p>12512112</text:p>
              </table:table-cell>
              <table:table-cell office:value-type="float" office:value="628368">
                <text:p>628368</text:p>
              </table:table-cell>
              <table:table-cell office:value-type="float" office:value="236824">
                <text:p>236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391184">
                <text:p>100391184</text:p>
              </table:table-cell>
              <table:table-cell office:value-type="float" office:value="4586888">
                <text:p>4586888</text:p>
              </table:table-cell>
              <table:table-cell office:value-type="float" office:value="1836872">
                <text:p>18368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bffef4ea93e59bebbeaf7f431bb02b1a39ee8a59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de" number:country="DE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255cm" svg:y="3.703cm" style:legend-expansion="high" chart:style-name="ch2"/>
        <chart:plot-area chart:style-name="ch3" table:cell-range-address="Diagramme.B28:Diagramme.D36" chart:data-source-has-labels="row" svg:x="0.32cm" svg:y="0.18cm" svg:width="11.615cm" svg:height="8.64cm">
          <chart:coordinate-region svg:x="1.524cm" svg:y="0.379cm" svg:width="10.31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agramme.B29:Diagramme.B36" chart:label-cell-address="Diagramme.B28:Diagramme.B28" chart:class="chart:area">
            <chart:data-point chart:repeated="8"/>
          </chart:series>
          <chart:series chart:style-name="ch8" chart:values-cell-range-address="Diagramme.C29:Diagramme.C36" chart:label-cell-address="Diagramme.C28:Diagramme.C28" chart:class="chart:area">
            <chart:data-point chart:repeated="8"/>
          </chart:series>
          <chart:series chart:style-name="ch9" chart:values-cell-range-address="Diagramme.D29:Diagramme.D36" chart:label-cell-address="Diagramme.D28:Diagramme.D28" chart:class="chart:area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rektes Meshing</text:p>
                <draw:g>
                  <svg:desc>Diagramme.B28:Diagramme.B28</svg:desc>
                </draw:g>
              </table:table-cell>
              <table:table-cell office:value-type="string">
                <text:p>Meshing mit Culling</text:p>
                <draw:g>
                  <svg:desc>Diagramme.C28:Diagramme.C28</svg:desc>
                </draw:g>
              </table:table-cell>
              <table:table-cell office:value-type="string">
                <text:p>Greedy-Meshing</text:p>
                <draw:g>
                  <svg:desc>Diagramme.D28:Diagramme.D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">
                <text:p>48</text:p>
                <draw:g>
                  <svg:desc>Diagramme.B29:Diagramme.B36</svg:desc>
                </draw:g>
              </table:table-cell>
              <table:table-cell office:value-type="float" office:value="36">
                <text:p>36</text:p>
                <draw:g>
                  <svg:desc>Diagramme.C29:Diagramme.C36</svg:desc>
                </draw:g>
              </table:table-cell>
              <table:table-cell office:value-type="float" office:value="30">
                <text:p>30</text:p>
                <draw:g>
                  <svg:desc>Diagramme.D29:Diagramme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">
                <text:p>360</text:p>
              </table:table-cell>
              <table:table-cell office:value-type="float" office:value="132">
                <text:p>1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48">
                <text:p>3048</text:p>
              </table:table-cell>
              <table:table-cell office:value-type="float" office:value="564">
                <text:p>56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272">
                <text:p>25272</text:p>
              </table:table-cell>
              <table:table-cell office:value-type="float" office:value="2340">
                <text:p>2340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88">
                <text:p>204888</text:p>
              </table:table-cell>
              <table:table-cell office:value-type="float" office:value="9540">
                <text:p>954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4744">
                <text:p>1644744</text:p>
              </table:table-cell>
              <table:table-cell office:value-type="float" office:value="38484">
                <text:p>38484</text:p>
              </table:table-cell>
              <table:table-cell office:value-type="float" office:value="16488">
                <text:p>16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74968">
                <text:p>13174968</text:p>
              </table:table-cell>
              <table:table-cell office:value-type="float" office:value="154212">
                <text:p>154212</text:p>
              </table:table-cell>
              <table:table-cell office:value-type="float" office:value="65820">
                <text:p>658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393384">
                <text:p>105393384</text:p>
              </table:table-cell>
              <table:table-cell office:value-type="float" office:value="617172">
                <text:p>617172</text:p>
              </table:table-cell>
              <table:table-cell office:value-type="float" office:value="262716">
                <text:p>2627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bffef4ea93e59bebbeaf7f431bb02b1a39ee8a59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